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Application.xml" manifest:media-type="text/xml"/>
  <manifest:file-entry manifest:full-path="Basic/Standard/modMai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26pt"/>
    </style:style>
    <style:style style:name="co3" style:family="table-column">
      <style:table-column-properties fo:break-before="auto" style:column-width="60.24pt"/>
    </style:style>
    <style:style style:name="co4" style:family="table-column">
      <style:table-column-properties fo:break-before="auto" style:column-width="48.36pt"/>
    </style:style>
    <style:style style:name="co5" style:family="table-column">
      <style:table-column-properties fo:break-before="auto" style:column-width="70.55pt"/>
    </style:style>
    <style:style style:name="co6" style:family="table-column">
      <style:table-column-properties fo:break-before="auto" style:column-width="225.95pt"/>
    </style:style>
    <style:style style:name="co7" style:family="table-column">
      <style:table-column-properties fo:break-before="auto" style:column-width="50.29pt"/>
    </style:style>
    <style:style style:name="co8" style:family="table-column">
      <style:table-column-properties fo:break-before="auto" style:column-width="52.3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8.49pt" fo:break-before="auto" style:use-optimal-row-height="false"/>
    </style:style>
    <style:style style:name="ro3" style:family="table-row">
      <style:table-row-properties style:row-height="24.01pt" fo:break-before="auto" style:use-optimal-row-height="false"/>
    </style:style>
    <style:style style:name="ro4" style:family="table-row">
      <style:table-row-properties style:row-height="12.76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15pt" fo:break-before="auto" style:use-optimal-row-height="true"/>
    </style:style>
    <style:style style:name="ro8" style:family="table-row">
      <style:table-row-properties style:row-height="20.1pt" fo:break-before="auto" style:use-optimal-row-height="false"/>
    </style:style>
    <style:style style:name="ro9" style:family="table-row">
      <style:table-row-properties style:row-height="15.59pt" fo:break-before="auto" style:use-optimal-row-height="true"/>
    </style:style>
    <style:style style:name="ro10" style:family="table-row">
      <style:table-row-properties style:row-height="17.35pt" fo:break-before="auto" style:use-optimal-row-height="true"/>
    </style:style>
    <style:style style:name="ro11" style:family="table-row">
      <style:table-row-properties style:row-height="20.15pt" fo:break-before="auto" style:use-optimal-row-height="false"/>
    </style:style>
    <style:style style:name="ta1" style:family="table" style:master-page-name="Default">
      <style:table-properties table:display="true" style:writing-mode="lr-tb"/>
    </style:style>
    <style:style style:name="ta2" style:family="table" style:master-page-name="PageStyle_5f_Week_20_template">
      <style:table-properties table:display="true" style:writing-mode="lr-tb"/>
    </style:style>
    <style:style style:name="ta3" style:family="table" style:master-page-name="PageStyle_5f_summary">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84">
      <style:text-properties style:text-position=""/>
    </style:style>
    <style:style style:name="ce10" style:family="table-cell" style:parent-style-name="Normal_20_2">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glyph-orientation-vertical="0"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0.74pt solid #3c3c3c" style:direction="ltr" fo:padding="2.01pt"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Arial2" fo:font-size="10pt" fo:font-style="normal" fo:text-shadow="none" style:text-underline-style="none" fo:font-weight="bold" style:font-size-asian="12pt" style:font-style-asian="normal" style:font-weight-asian="normal" style:font-name-complex="Arial2" style:font-size-complex="12pt" style:font-style-complex="normal" style:font-weight-complex="normal"/>
    </style:style>
    <style:style style:name="ce1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text-position=""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4" style:family="table-cell" style:parent-style-name="Default">
      <style:table-cell-properties style:glyph-orientation-vertical="0" fo:background-color="#c0c0c0" style:diagonal-bl-tr="none" style:diagonal-tl-br="none" style:text-align-source="fix" style:repeat-content="false" fo:wrap-option="wrap" fo:border="0.99pt solid #3a3935" style:direction="ltr" style:rotation-angle="0" style:rotation-align="none" style:shrink-to-fit="false" style:vertical-align="middle"/>
      <style:paragraph-properties fo:text-align="center" fo:margin-left="0pt" style:writing-mode="page"/>
      <style:text-properties style:text-position=""/>
    </style:style>
    <style:style style:name="ce15"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0.99pt solid #3a3935" style:vertical-align="middle"/>
      <style:paragraph-properties fo:text-align="end"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Normal_20_2">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Normal_20_2">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74pt solid #3c3c3c"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text-position=""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 style:family="table-cell" style:parent-style-name="Default">
      <style:table-cell-properties style:glyph-orientation-vertical="0" fo:border-bottom="0.99pt solid #3a3935"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pt" style:writing-mode="page"/>
      <style:text-properties style:text-position=""/>
    </style:style>
    <style:style style:name="ce21" style:family="table-cell" style:parent-style-name="Default">
      <style:table-cell-properties fo:border-bottom="0.99pt solid #3a3935" style:diagonal-bl-tr="none" style:diagonal-tl-br="none" fo:border-left="none" fo:border-right="none" style:rotation-align="none" fo:border-top="0.99pt solid #3a3935"/>
      <style:text-properties style:text-position=""/>
    </style:style>
    <style:style style:name="ce22" style:family="table-cell" style:parent-style-name="Default">
      <style:table-cell-properties style:glyph-orientation-vertical="0" style:cell-protect="none" style:print-content="true"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Normal_20_2">
      <style:table-cell-properties fo:border-bottom="0.74pt solid #000000" fo:background-color="#fffff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 style:family="table-cell" style:parent-style-name="Default">
      <style:table-cell-properties style:glyph-orientation-vertical="0" fo:border-bottom="0.74pt solid #3c3c3c" style:cell-protect="none" style:print-content="true"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0.99pt solid #3a3935" style:rotation-angle="0" style:rotation-align="none" style:shrink-to-fit="false" fo:border-top="0.99pt solid #3a3935" style:vertical-align="middle"/>
      <style:paragraph-properties fo:text-align="end"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Normal_20_2">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Normal_20_2">
      <style:table-cell-properties fo:border-bottom="0.74pt solid #000000" fo:background-color="#ffffff"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glyph-orientation-vertical="0" fo:border-bottom="0.74pt solid #3c3c3c" style:cell-protect="none" style:print-content="true" style:diagonal-bl-tr="none" style:diagonal-tl-br="none" style:text-align-source="fix" style:repeat-content="false" fo:background-color="transparent" fo:wrap-option="wrap" fo:border-left="none"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1" style:family="table-cell" style:parent-style-name="Default" style:data-style-name="N10120">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0.99pt solid #3a3935" style:vertical-align="automatic"/>
      <style:paragraph-properties fo:text-align="start"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glyph-orientation-vertical="0" fo:background-color="#c0c0c0"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style:glyph-orientation-vertical="0" fo:background-color="#c0c0c0"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center" fo:margin-left="0pt" style:writing-mode="page"/>
      <style:text-properties style:text-position=""/>
    </style:style>
    <style:style style:name="ce34" style:family="table-cell" style:parent-style-name="Default">
      <style:table-cell-properties style:glyph-orientation-vertical="0"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Normal_20_2">
      <style:table-cell-properties fo:border-bottom="0.74pt solid #000000" fo:background-color="#c0c0c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Normal_20_2">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text-position=""/>
    </style:style>
    <style:style style:name="ce37" style:family="table-cell" style:parent-style-name="Normal_20_2">
      <style:table-cell-properties style:cell-protect="none"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 style:family="table-cell" style:parent-style-name="Default" style:data-style-name="N0">
      <style:table-cell-properties style:glyph-orientation-vertical="0"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9" style:family="table-cell" style:parent-style-name="Default" style:data-style-name="N0">
      <style:table-cell-properties style:glyph-orientation-vertical="0" style:cell-protect="protected formula-hidden" style:print-content="true" style:diagonal-bl-tr="none" style:diagonal-tl-br="none" style:text-align-source="fix" style:repeat-content="false" fo:wrap-option="no-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2" fo:font-size="12pt" fo:font-style="normal" fo:text-shadow="none" style:text-underline-style="none" fo:font-weight="bold" style:font-size-asian="12pt" style:font-style-asian="normal" style:font-weight-asian="normal" style:font-name-complex="Arial2" style:font-size-complex="12pt" style:font-style-complex="normal" style:font-weight-complex="normal"/>
    </style:style>
    <style:style style:name="ce4" style:family="table-cell" style:parent-style-name="Default">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Normal_20_2">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data-style-name="N10120">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0.99pt solid #3a3935" style:vertical-align="automatic"/>
      <style:paragraph-properties fo:text-align="center"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0.99pt solid #3a3935" style:vertical-align="automatic"/>
      <style:paragraph-properties fo:text-align="center" fo:margin-left="0pt" style:writing-mode="page"/>
      <style:text-properties style:text-position=""/>
    </style:style>
    <style:style style:name="ce44" style:family="table-cell" style:parent-style-name="Default">
      <style:table-cell-properties fo:border-bottom="0.99pt solid #3a3935" style:diagonal-bl-tr="none" style:diagonal-tl-br="none" fo:border-left="none" fo:border-right="none" style:rotation-align="none" fo:border-top="non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order-bottom="0.99pt solid #3a3935" style:diagonal-bl-tr="none" style:diagonal-tl-br="none" fo:border-left="none" fo:border-right="none" style:rotation-align="none" fo:border-top="0.99pt solid #3a3935"/>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Normal_20_2">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data-style-name="N0">
      <style:table-cell-properties style:glyph-orientation-vertical="0"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8" style:family="table-cell" style:parent-style-name="Default" style:data-style-name="N0">
      <style:table-cell-properties style:glyph-orientation-vertical="0" style:cell-protect="protected formula-hidden" style:print-content="true" style:diagonal-bl-tr="none" style:diagonal-tl-br="none" style:text-align-source="fix" style:repeat-content="false" fo:wrap-option="no-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9" style:family="table-cell" style:parent-style-name="Default">
      <style:table-cell-properties style:glyph-orientation-vertical="0" fo:background-color="#c0c0c0" style:diagonal-bl-tr="none" style:diagonal-tl-br="none" style:text-align-source="value-type" style:repeat-content="false" fo:wrap-option="no-wrap" fo:border="0.99pt solid #3a3935" style:direction="ltr" style:rotation-angle="0" style:rotation-align="none" style:shrink-to-fit="false" style:vertical-align="middle"/>
      <style:paragraph-properties fo:margin-left="0pt" style:writing-mode="page"/>
      <style:text-properties style:text-position=""/>
    </style:style>
    <style:style style:name="ce5" style:family="table-cell" style:parent-style-name="Default">
      <style:table-cell-properties style:glyph-orientation-vertical="0" fo:background-color="#c0c0c0" style:diagonal-bl-tr="none" style:diagonal-tl-br="none" style:text-align-source="fix" style:repeat-content="false" fo:wrap-option="wrap" fo:border="0.99pt solid #3a3935"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style:glyph-orientation-vertical="0" fo:border-bottom="0.99pt solid #3a3935" style:cell-protect="none" style:print-content="true" style:diagonal-bl-tr="none" style:diagonal-tl-br="none" style:text-align-source="fix" style:repeat-content="false" fo:wrap-option="wrap" fo:border-left="none" style:direction="ltr" fo:border-right="0.99pt solid #3a3935" style:rotation-angle="0" style:rotation-align="none" style:shrink-to-fit="false" fo:border-top="0.99pt solid #3a3935" style:vertical-align="middle"/>
      <style:paragraph-properties fo:text-align="start" fo:margin-left="0pt" style:writing-mode="page"/>
      <style:text-properties style:text-position=""/>
    </style:style>
    <style:style style:name="ce51" style:family="table-cell" style:parent-style-name="Default">
      <style:table-cell-properties style:diagonal-bl-tr="none" style:diagonal-tl-br="none" fo:border="0.99pt solid #3a3935" style:rotation-align="none"/>
      <style:text-properties style:text-position=""/>
    </style:style>
    <style:style style:name="ce52" style:family="table-cell" style:parent-style-name="Normal_20_2">
      <style:table-cell-properties fo:background-color="#c0c0c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53" style:family="table-cell" style:parent-style-name="Normal_20_2">
      <style:table-cell-properties fo:border-bottom="0.74pt solid #000000" style:cell-protect="none"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text-position=""/>
    </style:style>
    <style:style style:name="ce54" style:family="table-cell" style:parent-style-name="Default">
      <style:table-cell-properties style:glyph-orientation-vertical="0" fo:border-bottom="0.74pt solid #3c3c3c" style:cell-protect="none" style:print-content="true" style:diagonal-bl-tr="none" style:diagonal-tl-br="none" style:text-align-source="fix" style:repeat-content="false" fo:wrap-option="wrap" fo:border-left="none"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text-position=""/>
    </style:style>
    <style:style style:name="ce55"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text-properties style:text-position=""/>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pt" style:writing-mode="page"/>
      <style:text-properties style:text-position=""/>
    </style:style>
    <style:style style:name="ce57" style:family="table-cell" style:parent-style-name="Default">
      <style:table-cell-properties style:cell-protect="none" style:print-content="true"/>
      <style:text-properties style:text-position=""/>
    </style:style>
    <style:style style:name="ce58" style:family="table-cell" style:parent-style-name="Normal_20_2">
      <style:table-cell-properties style:rotation-align="none"/>
      <style:text-properties style:text-position=""/>
    </style:style>
    <style:style style:name="ce59" style:family="table-cell" style:parent-style-name="Normal_20_2">
      <style:table-cell-properties style:cell-protect="none" style:print-content="true" style:rotation-align="none"/>
      <style:text-properties style:text-position=""/>
    </style:style>
    <style:style style:name="ce6" style:family="table-cell" style:parent-style-name="Default">
      <style:table-cell-properties style:glyph-orientation-vertical="0" style:cell-protect="none" style:print-content="true"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end"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Normal_20_2">
      <style:table-cell-properties fo:border-bottom="0.74pt solid #000000" fo:background-color="#c0c0c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1" style:family="table-cell" style:parent-style-name="Default" style:data-style-name="N10120">
      <style:table-cell-properties style:glyph-orientation-vertical="0" fo:border-bottom="0.99pt solid #3a3935"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pt" style:writing-mode="page"/>
      <style:text-properties style:use-window-font-color="true"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text-position=""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3" style:family="table-cell" style:parent-style-name="Default">
      <style:table-cell-properties style:vertical-align="top"/>
      <style:text-properties style:text-position=""/>
    </style:style>
    <style:style style:name="ce64" style:family="table-cell" style:parent-style-name="Default">
      <style:table-cell-properties style:glyph-orientation-vertical="0" fo:background-color="#c0c0c0" style:diagonal-bl-tr="none" style:diagonal-tl-br="none" style:text-align-source="fix" style:repeat-content="false" fo:wrap-option="no-wrap" fo:border="0.99pt solid #3a3935"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glyph-orientation-vertical="0" fo:background-color="#c0c0c0" style:diagonal-bl-tr="none" style:diagonal-tl-br="none" style:text-align-source="value-type" style:repeat-content="false" fo:wrap-option="no-wrap" fo:border="0.99pt solid #3a3935" style:direction="ltr" style:rotation-angle="0" style:rotation-align="none" style:shrink-to-fit="false" style:vertical-align="top"/>
      <style:paragraph-properties fo:margin-left="0pt" style:writing-mode="page"/>
      <style:text-properties style:text-position=""/>
    </style:style>
    <style:style style:name="ce66" style:family="table-cell" style:parent-style-name="Default">
      <style:table-cell-properties style:glyph-orientation-vertical="0" fo:border-bottom="0.99pt solid #3a3935" style:cell-protect="none" style:print-content="true" style:diagonal-bl-tr="none" style:diagonal-tl-br="none" style:text-align-source="fix" style:repeat-content="false" fo:wrap-option="wrap" fo:border-left="none" style:direction="ltr" fo:border-right="0.99pt solid #3a3935" style:rotation-angle="0" style:rotation-align="none" style:shrink-to-fit="false" fo:border-top="none" style:vertical-align="middle"/>
      <style:paragraph-properties fo:text-align="start" fo:margin-left="0pt" style:writing-mode="page"/>
      <style:text-properties style:text-position=""/>
    </style:style>
    <style:style style:name="ce67" style:family="table-cell" style:parent-style-name="Default">
      <style:table-cell-properties style:glyph-orientation-vertical="0" style:diagonal-bl-tr="none" style:diagonal-tl-br="none" style:text-align-source="value-type" style:repeat-content="false" fo:wrap-option="no-wrap" fo:border="0.99pt solid #3a3935"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style:diagonal-bl-tr="none" style:diagonal-tl-br="none" fo:border="0.99pt solid #3a3935" style:rotation-align="none" style:vertical-align="top"/>
      <style:text-properties style:text-position=""/>
    </style:style>
    <style:style style:name="ce69" style:family="table-cell" style:parent-style-name="Normal_20_2">
      <style:table-cell-properties fo:background-color="#c0c0c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text-position=""/>
    </style:style>
    <style:style style:name="ce70"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text-properties style:text-position=""/>
    </style:style>
    <style:style style:name="ce79" style:family="table-cell" style:parent-style-name="Default" style:data-style-name="N84"/>
    <style:style style:name="ce80"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2" style:family="table-cell" style:parent-style-name="Default">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 style:family="table-cell" style:parent-style-name="Default">
      <style:table-cell-properties style:glyph-orientation-vertical="0" fo:background-color="#c0c0c0" style:diagonal-bl-tr="none" style:diagonal-tl-br="none" style:text-align-source="fix" style:repeat-content="false" fo:wrap-option="wrap" fo:border="0.99pt solid #3a3935"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style:cell-protect="none" style:print-content="true"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end"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Normal_20_2">
      <style:table-cell-properties fo:border-bottom="0.74pt solid #000000" fo:background-color="#c0c0c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Normal_20_2">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9" style:family="table-cell" style:parent-style-name="Default">
      <style:table-cell-properties style:glyph-orientation-vertical="0"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0" style:family="table-cell" style:parent-style-name="Default">
      <style:table-cell-properties style:glyph-orientation-vertical="0" style:diagonal-bl-tr="none" style:diagonal-tl-br="none" style:text-align-source="fix" style:repeat-content="false" fo:wrap-option="wrap" fo:border="0.74pt solid #3c3c3c" style:direction="ltr" fo:padding="2.01pt"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2pt" style:font-style-asian="normal" style:font-weight-asian="normal" style:font-name-complex="Arial2" style:font-size-complex="12pt" style:font-style-complex="normal" style:font-weight-complex="normal"/>
    </style:style>
    <style:style style:name="ce91"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2" style:family="table-cell" style:parent-style-name="Default">
      <style:table-cell-properties style:glyph-orientation-vertical="0" fo:background-color="#c0c0c0" style:diagonal-bl-tr="none" style:diagonal-tl-br="none" style:text-align-source="fix" style:repeat-content="false" fo:wrap-option="wrap" fo:border="0.99pt solid #3a3935" style:direction="ltr" style:rotation-angle="0" style:rotation-align="none" style:shrink-to-fit="false" style:vertical-align="middle"/>
      <style:paragraph-properties fo:text-align="center" fo:margin-left="0pt" style:writing-mode="page"/>
    </style:style>
    <style:style style:name="ce93"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0.99pt solid #3a3935" style:vertical-align="middle"/>
      <style:paragraph-properties fo:text-align="end"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Normal_20_2">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Normal_20_2">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74pt solid #3c3c3c"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8" style:family="table-cell" style:parent-style-name="Default">
      <style:table-cell-properties style:glyph-orientation-vertical="0" fo:border-bottom="0.99pt solid #3a3935"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pt" style:writing-mode="page"/>
    </style:style>
    <style:style style:name="ce99" style:family="table-cell" style:parent-style-name="Default">
      <style:table-cell-properties fo:border-bottom="0.99pt solid #3a3935" style:diagonal-bl-tr="none" style:diagonal-tl-br="none" fo:border-left="none" fo:border-right="none" style:rotation-align="none" fo:border-top="0.99pt solid #3a3935"/>
    </style:style>
    <style:style style:name="ce100" style:family="table-cell" style:parent-style-name="Default">
      <style:table-cell-properties style:glyph-orientation-vertical="0" style:cell-protect="none" style:print-content="true"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Normal_20_2">
      <style:table-cell-properties fo:border-bottom="0.74pt solid #000000" fo:background-color="#fffff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2" style:family="table-cell" style:parent-style-name="Default">
      <style:table-cell-properties style:glyph-orientation-vertical="0" fo:border-bottom="0.74pt solid #3c3c3c" style:cell-protect="none" style:print-content="true"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03"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04"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0.99pt solid #3a3935" style:rotation-angle="0" style:rotation-align="none" style:shrink-to-fit="false" fo:border-top="0.99pt solid #3a3935" style:vertical-align="middle"/>
      <style:paragraph-properties fo:text-align="end"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Normal_20_2">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6" style:family="table-cell" style:parent-style-name="Normal_20_2">
      <style:table-cell-properties fo:border-bottom="0.74pt solid #000000" fo:background-color="#ffffff"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7" style:family="table-cell" style:parent-style-name="Default">
      <style:table-cell-properties style:glyph-orientation-vertical="0" fo:border-bottom="0.74pt solid #3c3c3c" style:cell-protect="none" style:print-content="true" style:diagonal-bl-tr="none" style:diagonal-tl-br="none" style:text-align-source="fix" style:repeat-content="false" fo:background-color="transparent" fo:wrap-option="wrap" fo:border-left="none"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08"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09" style:family="table-cell" style:parent-style-name="Default" style:data-style-name="N10120">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0.99pt solid #3a3935" style:vertical-align="automatic"/>
      <style:paragraph-properties fo:text-align="start"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table-cell-properties style:glyph-orientation-vertical="0" fo:background-color="#c0c0c0"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Default">
      <style:table-cell-properties style:glyph-orientation-vertical="0" fo:background-color="#c0c0c0"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center" fo:margin-left="0pt" style:writing-mode="page"/>
    </style:style>
    <style:style style:name="ce112" style:family="table-cell" style:parent-style-name="Default">
      <style:table-cell-properties style:glyph-orientation-vertical="0" style:diagonal-bl-tr="none" style:diagonal-tl-br="none" style:text-align-source="fix" style:repeat-content="false" fo:wrap-option="no-wrap" fo:border="0.99pt solid #3a3935"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3" style:family="table-cell" style:parent-style-name="Normal_20_2">
      <style:table-cell-properties fo:border-bottom="0.74pt solid #000000" fo:background-color="#c0c0c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4" style:family="table-cell" style:parent-style-name="Normal_20_2">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115" style:family="table-cell" style:parent-style-name="Normal_20_2">
      <style:table-cell-properties style:cell-protect="none"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6" style:family="table-cell" style:parent-style-name="Default" style:data-style-name="N0">
      <style:table-cell-properties style:glyph-orientation-vertical="0"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7" style:family="table-cell" style:parent-style-name="Default" style:data-style-name="N0">
      <style:table-cell-properties style:glyph-orientation-vertical="0" style:cell-protect="protected formula-hidden" style:print-content="true" style:diagonal-bl-tr="none" style:diagonal-tl-br="none" style:text-align-source="fix" style:repeat-content="false" fo:wrap-option="no-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normal" style:font-name-complex="Arial2" style:font-size-complex="12pt" style:font-style-complex="normal" style:font-weight-complex="normal"/>
    </style:style>
    <style:style style:name="ce118"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9" style:family="table-cell" style:parent-style-name="Normal_20_2">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data-style-name="N10120">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0.99pt solid #3a3935" style:vertical-align="automatic"/>
      <style:paragraph-properties fo:text-align="center"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0.99pt solid #3a3935" style:vertical-align="automatic"/>
      <style:paragraph-properties fo:text-align="center" fo:margin-left="0pt" style:writing-mode="page"/>
    </style:style>
    <style:style style:name="ce122" style:family="table-cell" style:parent-style-name="Default">
      <style:table-cell-properties fo:border-bottom="0.99pt solid #3a3935" style:diagonal-bl-tr="none" style:diagonal-tl-br="none" fo:border-left="none" fo:border-right="none" style:rotation-align="none" fo:border-top="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0.99pt solid #3a3935" style:diagonal-bl-tr="none" style:diagonal-tl-br="none" fo:border-left="none" fo:border-right="none" style:rotation-align="none" fo:border-top="0.99pt solid #3a3935"/>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4" style:family="table-cell" style:parent-style-name="Normal_20_2">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data-style-name="N0">
      <style:table-cell-properties style:glyph-orientation-vertical="0"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26" style:family="table-cell" style:parent-style-name="Default" style:data-style-name="N0">
      <style:table-cell-properties style:glyph-orientation-vertical="0" style:cell-protect="protected formula-hidden" style:print-content="true" style:diagonal-bl-tr="none" style:diagonal-tl-br="none" style:text-align-source="fix" style:repeat-content="false" fo:wrap-option="no-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27" style:family="table-cell" style:parent-style-name="Default">
      <style:table-cell-properties style:glyph-orientation-vertical="0" fo:background-color="#c0c0c0" style:diagonal-bl-tr="none" style:diagonal-tl-br="none" style:text-align-source="value-type" style:repeat-content="false" fo:wrap-option="no-wrap" fo:border="0.99pt solid #3a3935" style:direction="ltr" style:rotation-angle="0" style:rotation-align="none" style:shrink-to-fit="false" style:vertical-align="middle"/>
      <style:paragraph-properties fo:margin-left="0pt" style:writing-mode="page"/>
    </style:style>
    <style:style style:name="ce128" style:family="table-cell" style:parent-style-name="Default">
      <style:table-cell-properties style:glyph-orientation-vertical="0" fo:border-bottom="0.99pt solid #3a3935" style:cell-protect="none" style:print-content="true" style:diagonal-bl-tr="none" style:diagonal-tl-br="none" style:text-align-source="fix" style:repeat-content="false" fo:wrap-option="wrap" fo:border-left="none" style:direction="ltr" fo:border-right="0.99pt solid #3a3935" style:rotation-angle="0" style:rotation-align="none" style:shrink-to-fit="false" fo:border-top="0.99pt solid #3a3935" style:vertical-align="middle"/>
      <style:paragraph-properties fo:text-align="start" fo:margin-left="0pt" style:writing-mode="page"/>
    </style:style>
    <style:style style:name="ce129" style:family="table-cell" style:parent-style-name="Default">
      <style:table-cell-properties style:diagonal-bl-tr="none" style:diagonal-tl-br="none" fo:border="0.99pt solid #3a3935" style:rotation-align="none"/>
    </style:style>
    <style:style style:name="ce130" style:family="table-cell" style:parent-style-name="Normal_20_2">
      <style:table-cell-properties fo:background-color="#c0c0c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style>
    <style:style style:name="ce131" style:family="table-cell" style:parent-style-name="Normal_20_2">
      <style:table-cell-properties fo:border-bottom="0.74pt solid #000000" style:cell-protect="none"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style>
    <style:style style:name="ce132" style:family="table-cell" style:parent-style-name="Default">
      <style:table-cell-properties style:glyph-orientation-vertical="0" fo:border-bottom="0.74pt solid #3c3c3c" style:cell-protect="none" style:print-content="true" style:diagonal-bl-tr="none" style:diagonal-tl-br="none" style:text-align-source="fix" style:repeat-content="false" fo:wrap-option="wrap" fo:border-left="none"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style>
    <style:style style:name="ce133"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1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pt" style:writing-mode="page"/>
    </style:style>
    <style:style style:name="ce135" style:family="table-cell" style:parent-style-name="Default">
      <style:table-cell-properties style:cell-protect="none" style:print-content="true"/>
    </style:style>
    <style:style style:name="ce136" style:family="table-cell" style:parent-style-name="Normal_20_2">
      <style:table-cell-properties style:rotation-align="none"/>
    </style:style>
    <style:style style:name="ce137" style:family="table-cell" style:parent-style-name="Normal_20_2">
      <style:table-cell-properties style:cell-protect="none" style:print-content="true" style:rotation-align="none"/>
    </style:style>
    <style:style style:name="ce138"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Default" style:data-style-name="N10120">
      <style:table-cell-properties style:glyph-orientation-vertical="0" fo:border-bottom="0.99pt solid #3a3935"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41" style:family="table-cell" style:parent-style-name="Default">
      <style:table-cell-properties style:vertical-align="top"/>
    </style:style>
    <style:style style:name="ce142" style:family="table-cell" style:parent-style-name="Default">
      <style:table-cell-properties style:glyph-orientation-vertical="0" fo:background-color="#c0c0c0" style:diagonal-bl-tr="none" style:diagonal-tl-br="none" style:text-align-source="fix" style:repeat-content="false" fo:wrap-option="no-wrap" fo:border="0.99pt solid #3a3935"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table-cell-properties style:glyph-orientation-vertical="0" fo:background-color="#c0c0c0" style:diagonal-bl-tr="none" style:diagonal-tl-br="none" style:text-align-source="value-type" style:repeat-content="false" fo:wrap-option="no-wrap" fo:border="0.99pt solid #3a3935" style:direction="ltr" style:rotation-angle="0" style:rotation-align="none" style:shrink-to-fit="false" style:vertical-align="top"/>
      <style:paragraph-properties fo:margin-left="0pt" style:writing-mode="page"/>
    </style:style>
    <style:style style:name="ce144" style:family="table-cell" style:parent-style-name="Default">
      <style:table-cell-properties style:glyph-orientation-vertical="0" fo:border-bottom="0.99pt solid #3a3935" style:cell-protect="none" style:print-content="true" style:diagonal-bl-tr="none" style:diagonal-tl-br="none" style:text-align-source="fix" style:repeat-content="false" fo:wrap-option="wrap" fo:border-left="none" style:direction="ltr" fo:border-right="0.99pt solid #3a3935" style:rotation-angle="0" style:rotation-align="none" style:shrink-to-fit="false" fo:border-top="none" style:vertical-align="middle"/>
      <style:paragraph-properties fo:text-align="start" fo:margin-left="0pt" style:writing-mode="page"/>
    </style:style>
    <style:style style:name="ce145" style:family="table-cell" style:parent-style-name="Default">
      <style:table-cell-properties style:glyph-orientation-vertical="0" style:diagonal-bl-tr="none" style:diagonal-tl-br="none" style:text-align-source="value-type" style:repeat-content="false" fo:wrap-option="no-wrap" fo:border="0.99pt solid #3a3935"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6" style:family="table-cell" style:parent-style-name="Default">
      <style:table-cell-properties style:diagonal-bl-tr="none" style:diagonal-tl-br="none" fo:border="0.99pt solid #3a3935" style:rotation-align="none" style:vertical-align="top"/>
    </style:style>
    <style:style style:name="ce147" style:family="table-cell" style:parent-style-name="Normal_20_2">
      <style:table-cell-properties fo:background-color="#c0c0c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style>
    <style:style style:name="ce148"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office:automatic-styles>
  <office:body>
    <office:spreadsheet>
      <table:calculation-settings table:case-sensitive="false" table:use-regular-expressions="false"/>
      <table:table table:name="timesheet" table:style-name="ta1">
        <office:forms form:automatic-focus="false" form:apply-design-mode="false"/>
        <table:table-column table:style-name="co1" table:default-cell-style-name="ce1"/>
        <table:table-row table:style-name="ro1">
          <table:table-cell office:value-type="string" calcext:value-type="string">
            <text:p>v1.0</text:p>
          </table:table-cell>
        </table:table-row>
        <table:table-row table:style-name="ro1" table:number-rows-repeated="1048574">
          <table:table-cell/>
        </table:table-row>
        <table:table-row table:style-name="ro1">
          <table:table-cell/>
        </table:table-row>
      </table:table>
      <table:table table:name="Week template" table:style-name="ta2">
        <office:forms form:automatic-focus="false" form:apply-design-mode="false"/>
        <table:table-column table:style-name="co3" table:default-cell-style-name="ce4"/>
        <table:table-column table:style-name="co4" table:number-columns-repeated="2" table:default-cell-style-name="ce15"/>
        <table:table-column table:style-name="co4" table:default-cell-style-name="ce26"/>
        <table:table-column table:style-name="co4" table:number-columns-repeated="7" table:default-cell-style-name="ce34"/>
        <table:table-column table:style-name="co5" table:default-cell-style-name="ce4"/>
        <table:table-column table:style-name="co6" table:default-cell-style-name="Default"/>
        <table:table-column table:style-name="co7" table:number-columns-repeated="1011" table:default-cell-style-name="Default"/>
        <table:table-row table:style-name="ro2">
          <table:table-cell table:style-name="ce2" office:value-type="string" calcext:value-type="string" table:number-columns-spanned="13" table:number-rows-spanned="1">
            <text:p>MCBC/SR2S TIMESHEET</text:p>
          </table:table-cell>
          <table:covered-table-cell table:number-columns-repeated="12" table:style-name="ce13"/>
          <table:table-cell table:number-columns-repeated="1011"/>
        </table:table-row>
        <table:table-row table:style-name="ro3">
          <table:table-cell table:style-name="ce3" office:value-type="string" calcext:value-type="string">
            <text:p>Employee:</text:p>
          </table:table-cell>
          <table:table-cell table:style-name="Default"/>
          <table:table-cell table:style-name="ce20" office:value-type="string" calcext:value-type="string" table:number-columns-spanned="3" table:number-rows-spanned="1">
            <text:p>Firstname Lastname</text:p>
          </table:table-cell>
          <table:covered-table-cell table:number-columns-repeated="2" table:style-name="ce20"/>
          <table:table-cell table:style-name="ce40"/>
          <table:table-cell table:style-name="ce3" office:value-type="string" calcext:value-type="string">
            <text:p>Week Starting:</text:p>
          </table:table-cell>
          <table:table-cell table:style-name="Default"/>
          <table:table-cell table:style-name="ce42" office:value-type="date" office:date-value="2005-01-01" calcext:value-type="date" table:number-columns-spanned="2" table:number-rows-spanned="1">
            <text:p>1/1/2005</text:p>
          </table:table-cell>
          <table:covered-table-cell table:style-name="ce43"/>
          <table:table-cell table:style-name="ce44"/>
          <table:table-cell table:number-columns-repeated="1013"/>
        </table:table-row>
        <table:table-row table:style-name="ro3">
          <table:table-cell office:value-type="string" calcext:value-type="string">
            <text:p>Signature:</text:p>
          </table:table-cell>
          <table:table-cell table:style-name="Default"/>
          <table:table-cell table:style-name="ce21" table:number-columns-repeated="2"/>
          <table:table-cell table:style-name="ce31"/>
          <table:table-cell table:style-name="ce40"/>
          <table:table-cell table:style-name="ce4" office:value-type="string" calcext:value-type="string">
            <text:p>Week Ending:</text:p>
          </table:table-cell>
          <table:table-cell table:style-name="Default"/>
          <table:table-cell table:style-name="ce42" office:value-type="date" office:date-value="2005-01-01" calcext:value-type="date" table:number-columns-spanned="2" table:number-rows-spanned="1">
            <text:p>1/1/2005</text:p>
          </table:table-cell>
          <table:covered-table-cell table:style-name="ce43"/>
          <table:table-cell table:style-name="ce45"/>
          <table:table-cell table:number-columns-repeated="1013"/>
        </table:table-row>
        <table:table-row table:style-name="ro4">
          <table:table-cell/>
          <table:table-cell table:style-name="ce4" table:number-columns-repeated="10"/>
          <table:table-cell table:number-columns-repeated="1013"/>
        </table:table-row>
        <table:table-row table:style-name="ro5">
          <table:table-cell table:style-name="ce5" office:value-type="string" calcext:value-type="string" table:number-columns-spanned="1" table:number-rows-spanned="2">
            <text:p>Work Cat</text:p>
          </table:table-cell>
          <table:table-cell table:style-name="ce5" office:value-type="string" calcext:value-type="string" table:number-columns-spanned="1" table:number-rows-spanned="2">
            <text:p>Task</text:p>
          </table:table-cell>
          <table:table-cell table:style-name="ce5" office:value-type="string" calcext:value-type="string" table:number-columns-spanned="1" table:number-rows-spanned="2">
            <text:p>Subtask </text:p>
          </table:table-cell>
          <table:table-cell table:style-name="ce5" office:value-type="string" calcext:value-type="string" table:number-columns-spanned="1" table:number-rows-spanned="2">
            <text:p>School</text:p>
          </table:table-cell>
          <table:table-cell table:style-name="ce32" office:value-type="string" calcext:value-type="string" table:number-columns-spanned="1" table:number-rows-spanned="2">
            <text:p>MON</text:p>
          </table:table-cell>
          <table:table-cell table:style-name="ce32" office:value-type="string" calcext:value-type="string" table:number-columns-spanned="1" table:number-rows-spanned="2">
            <text:p>TUE</text:p>
          </table:table-cell>
          <table:table-cell table:style-name="ce32" office:value-type="string" calcext:value-type="string" table:number-columns-spanned="1" table:number-rows-spanned="2">
            <text:p>WED</text:p>
          </table:table-cell>
          <table:table-cell table:style-name="ce32" office:value-type="string" calcext:value-type="string" table:number-columns-spanned="1" table:number-rows-spanned="2">
            <text:p>THU</text:p>
          </table:table-cell>
          <table:table-cell table:style-name="ce32" office:value-type="string" calcext:value-type="string" table:number-columns-spanned="1" table:number-rows-spanned="2">
            <text:p>FRI</text:p>
          </table:table-cell>
          <table:table-cell table:style-name="ce32" office:value-type="string" calcext:value-type="string" table:number-columns-spanned="1" table:number-rows-spanned="2">
            <text:p>SAT</text:p>
          </table:table-cell>
          <table:table-cell table:style-name="ce32" office:value-type="string" calcext:value-type="string" table:number-columns-spanned="1" table:number-rows-spanned="2">
            <text:p>SUN</text:p>
          </table:table-cell>
          <table:table-cell table:style-name="ce5" office:value-type="string" calcext:value-type="string" table:number-columns-spanned="1" table:number-rows-spanned="2">
            <text:p>TOTALS</text:p>
          </table:table-cell>
          <table:table-cell table:style-name="ce32" office:value-type="string" calcext:value-type="string" table:number-columns-spanned="1" table:number-rows-spanned="2">
            <text:p>Description of Task(s)</text:p>
          </table:table-cell>
          <table:table-cell table:style-name="ce56" table:number-columns-repeated="1011"/>
        </table:table-row>
        <table:table-row table:style-name="ro6">
          <table:covered-table-cell table:style-name="ce5"/>
          <table:covered-table-cell table:number-columns-repeated="2" table:style-name="ce14"/>
          <table:covered-table-cell table:style-name="ce5"/>
          <table:covered-table-cell table:number-columns-repeated="7" table:style-name="ce33"/>
          <table:covered-table-cell table:style-name="ce5"/>
          <table:covered-table-cell table:style-name="ce49"/>
          <table:table-cell table:style-name="ce56" table:number-columns-repeated="1011"/>
        </table:table-row>
        <table:table-row table:style-name="ro7">
          <table:table-cell table:style-name="ce6" office:value-type="string" calcext:value-type="string">
            <text:p>TAM</text:p>
          </table:table-cell>
          <table:table-cell table:style-name="ce6"/>
          <table:table-cell table:style-name="ce22" table:number-columns-repeated="2"/>
          <table:table-cell table:style-name="ce6" table:number-columns-repeated="8"/>
          <table:table-cell table:style-name="ce50" office:value-type="string" calcext:value-type="string">
            <text:p>No activity this period</text:p>
          </table:table-cell>
          <table:table-cell table:style-name="ce57" table:number-columns-repeated="1011"/>
        </table:table-row>
        <table:table-row table:style-name="ro8">
          <table:table-cell table:style-name="ce7" office:value-type="string" calcext:value-type="string" table:number-columns-spanned="4" table:number-rows-spanned="1">
            <text:p>TOTALS </text:p>
          </table:table-cell>
          <table:covered-table-cell table:number-columns-repeated="3"/>
          <table:table-cell table:number-columns-repeated="7"/>
          <table:table-cell table:style-name="ce34"/>
          <table:table-cell table:style-name="ce51"/>
          <table:table-cell table:number-columns-repeated="1011"/>
        </table:table-row>
        <table:table-row table:style-name="ro8">
          <table:table-cell table:style-name="ce8" table:number-columns-spanned="4" table:number-rows-spanned="1"/>
          <table:covered-table-cell table:number-columns-repeated="3"/>
          <table:table-cell table:number-columns-repeated="7"/>
          <table:table-cell table:style-name="ce34"/>
          <table:table-cell table:style-name="ce51"/>
          <table:table-cell table:number-columns-repeated="1011"/>
        </table:table-row>
        <table:table-row table:style-name="ro3">
          <table:table-cell table:style-name="ce9" office:value-type="string" calcext:value-type="string">
            <text:p>MCBC</text:p>
          </table:table-cell>
          <table:table-cell table:style-name="ce16" table:number-columns-repeated="2"/>
          <table:table-cell table:style-name="ce27"/>
          <table:table-cell table:style-name="ce35" office:value-type="string" calcext:value-type="string" table:number-columns-spanned="1" table:number-rows-spanned="2">
            <text:p>MON</text:p>
          </table:table-cell>
          <table:table-cell table:style-name="ce41" office:value-type="string" calcext:value-type="string" table:number-columns-spanned="1" table:number-rows-spanned="2">
            <text:p>TUE</text:p>
          </table:table-cell>
          <table:table-cell table:style-name="ce41" office:value-type="string" calcext:value-type="string" table:number-columns-spanned="1" table:number-rows-spanned="2">
            <text:p>WED</text:p>
          </table:table-cell>
          <table:table-cell table:style-name="ce41" office:value-type="string" calcext:value-type="string" table:number-columns-spanned="1" table:number-rows-spanned="2">
            <text:p>THU</text:p>
          </table:table-cell>
          <table:table-cell table:style-name="ce41" office:value-type="string" calcext:value-type="string" table:number-columns-spanned="1" table:number-rows-spanned="2">
            <text:p>FRI</text:p>
          </table:table-cell>
          <table:table-cell table:style-name="ce41" office:value-type="string" calcext:value-type="string" table:number-columns-spanned="1" table:number-rows-spanned="2">
            <text:p>SAT</text:p>
          </table:table-cell>
          <table:table-cell table:style-name="ce41" office:value-type="string" calcext:value-type="string" table:number-columns-spanned="1" table:number-rows-spanned="2">
            <text:p>SUN</text:p>
          </table:table-cell>
          <table:table-cell table:style-name="ce46" office:value-type="string" calcext:value-type="string" table:number-columns-spanned="1" table:number-rows-spanned="2">
            <text:p>TOTALS</text:p>
          </table:table-cell>
          <table:table-cell table:style-name="ce46" office:value-type="string" calcext:value-type="string" table:number-columns-spanned="1" table:number-rows-spanned="2">
            <text:p>Description of Task(s)</text:p>
          </table:table-cell>
          <table:table-cell table:style-name="ce58" table:number-columns-repeated="1011"/>
        </table:table-row>
        <table:table-row table:style-name="ro3">
          <table:table-cell table:style-name="ce9"/>
          <table:table-cell table:style-name="ce16" table:number-columns-repeated="3"/>
          <table:covered-table-cell table:number-columns-repeated="7" table:style-name="ce36"/>
          <table:covered-table-cell table:style-name="ce46"/>
          <table:covered-table-cell table:style-name="ce52"/>
          <table:table-cell table:style-name="ce58" table:number-columns-repeated="1011"/>
        </table:table-row>
        <table:table-row table:style-name="ro9">
          <table:table-cell table:style-name="ce10" office:value-type="string" calcext:value-type="string">
            <text:p>Program</text:p>
          </table:table-cell>
          <table:table-cell table:style-name="ce17" table:number-columns-spanned="3" table:number-rows-spanned="1"/>
          <table:covered-table-cell table:style-name="ce23"/>
          <table:covered-table-cell table:style-name="ce28"/>
          <table:table-cell table:style-name="ce37" table:number-columns-repeated="8"/>
          <table:table-cell table:style-name="ce53" office:value-type="string" calcext:value-type="string">
            <text:p>No activity this period</text:p>
          </table:table-cell>
          <table:table-cell table:style-name="ce59" table:number-columns-repeated="1011"/>
        </table:table-row>
        <table:table-row table:style-name="ro10">
          <table:table-cell table:style-name="ce11" office:value-type="string" calcext:value-type="string">
            <text:p>Program</text:p>
          </table:table-cell>
          <table:table-cell table:style-name="ce18" office:value-type="string" calcext:value-type="string" table:number-columns-spanned="3" table:number-rows-spanned="1">
            <text:p>Holiday</text:p>
          </table:table-cell>
          <table:covered-table-cell table:style-name="ce24"/>
          <table:covered-table-cell table:style-name="ce29"/>
          <table:table-cell table:style-name="ce38" table:number-columns-repeated="2"/>
          <table:table-cell table:style-name="ce38" office:value-type="string" calcext:value-type="string">
            <text:p><text:s/></text:p>
          </table:table-cell>
          <table:table-cell table:style-name="ce38" table:number-columns-repeated="4"/>
          <table:table-cell table:style-name="ce47" table:formula="of:=SUM([.E13:.K13])" office:value-type="float" office:value="0" calcext:value-type="float">
            <text:p>0</text:p>
          </table:table-cell>
          <table:table-cell table:style-name="ce54"/>
          <table:table-cell table:style-name="ce57" table:number-columns-repeated="1011"/>
        </table:table-row>
        <table:table-row table:style-name="ro10">
          <table:table-cell table:style-name="ce11" office:value-type="string" calcext:value-type="string">
            <text:p>Program</text:p>
          </table:table-cell>
          <table:table-cell table:style-name="ce18" office:value-type="string" calcext:value-type="string" table:number-columns-spanned="3" table:number-rows-spanned="1">
            <text:p>Vacation</text:p>
          </table:table-cell>
          <table:covered-table-cell table:style-name="ce24"/>
          <table:covered-table-cell table:style-name="ce29"/>
          <table:table-cell table:style-name="ce38" table:number-columns-repeated="7"/>
          <table:table-cell table:style-name="ce47" table:formula="of:=SUM([.E14:.K14])" office:value-type="float" office:value="0" calcext:value-type="float">
            <text:p>0</text:p>
          </table:table-cell>
          <table:table-cell table:style-name="ce54"/>
          <table:table-cell table:style-name="ce57" table:number-columns-repeated="1011"/>
        </table:table-row>
        <table:table-row table:style-name="ro11">
          <table:table-cell table:style-name="ce12" office:value-type="string" calcext:value-type="string" table:number-columns-spanned="4" table:number-rows-spanned="1">
            <text:p>TOTALS </text:p>
          </table:table-cell>
          <table:covered-table-cell table:style-name="ce19"/>
          <table:covered-table-cell table:style-name="ce25"/>
          <table:covered-table-cell table:style-name="ce30"/>
          <table:table-cell table:style-name="ce39" table:number-columns-repeated="7"/>
          <table:table-cell table:style-name="ce48" table:formula="of:=SUM([.E13:.K13])" office:value-type="float" office:value="0" calcext:value-type="float">
            <text:p>0</text:p>
          </table:table-cell>
          <table:table-cell table:style-name="ce55"/>
          <table:table-cell table:number-columns-repeated="1011"/>
        </table:table-row>
        <table:table-row table:style-name="ro8">
          <table:table-cell table:style-name="ce7" office:value-type="string" calcext:value-type="string" table:number-columns-spanned="4" table:number-rows-spanned="1">
            <text:p>GRAND TOTALS </text:p>
          </table:table-cell>
          <table:covered-table-cell table:number-columns-repeated="3"/>
          <table:table-cell table:formula="of:=SUM([.E8];[.E15])" office:value-type="float" office:value="0" calcext:value-type="float">
            <text:p>0</text:p>
          </table:table-cell>
          <table:table-cell table:formula="of:=SUM([.F8];[.F15])" office:value-type="float" office:value="0" calcext:value-type="float">
            <text:p>0</text:p>
          </table:table-cell>
          <table:table-cell table:formula="of:=SUM([.G8];[.G15])" office:value-type="float" office:value="0" calcext:value-type="float">
            <text:p>0</text:p>
          </table:table-cell>
          <table:table-cell table:formula="of:=SUM([.H8];[.H15])" office:value-type="float" office:value="0" calcext:value-type="float">
            <text:p>0</text:p>
          </table:table-cell>
          <table:table-cell table:formula="of:=SUM([.I8];[.I15])" office:value-type="float" office:value="0" calcext:value-type="float">
            <text:p>0</text:p>
          </table:table-cell>
          <table:table-cell table:formula="of:=SUM([.J8];[.J15])" office:value-type="float" office:value="0" calcext:value-type="float">
            <text:p>0</text:p>
          </table:table-cell>
          <table:table-cell table:formula="of:=SUM([.K8];[.K15])" office:value-type="float" office:value="0" calcext:value-type="float">
            <text:p>0</text:p>
          </table:table-cell>
          <table:table-cell table:style-name="ce34" table:formula="of:=SUM([.L8];[.L15])" office:value-type="float" office:value="0" calcext:value-type="float">
            <text:p>0</text:p>
          </table:table-cell>
          <table:table-cell table:style-name="ce51"/>
          <table:table-cell table:number-columns-repeated="1011"/>
        </table:table-row>
      </table:table>
      <table:table table:name="summary" table:style-name="ta3" table:print-ranges="summary.A1:summary.M16">
        <table:table-column table:style-name="co3" table:default-cell-style-name="Default"/>
        <table:table-column table:style-name="co4" table:number-columns-repeated="8" table:default-cell-style-name="Default"/>
        <table:table-column table:style-name="co8" table:default-cell-style-name="Default"/>
        <table:table-column table:style-name="co4" table:default-cell-style-name="Default"/>
        <table:table-column table:style-name="co5" table:default-cell-style-name="Default"/>
        <table:table-column table:style-name="co6" table:default-cell-style-name="ce63"/>
        <table:table-column table:style-name="co7" table:number-columns-repeated="1011" table:default-cell-style-name="Default"/>
        <table:table-row table:style-name="ro2">
          <table:table-cell table:style-name="ce2" office:value-type="string" calcext:value-type="string" table:number-columns-spanned="13" table:number-rows-spanned="1">
            <text:p>MCBC/SR2S TIMESHEET SUMMARY</text:p>
          </table:table-cell>
          <table:covered-table-cell table:number-columns-repeated="11" table:style-name="ce13"/>
          <table:covered-table-cell table:style-name="ce62"/>
          <table:table-cell table:number-columns-repeated="1011"/>
        </table:table-row>
        <table:table-row table:style-name="ro3">
          <table:table-cell table:style-name="ce3" office:value-type="string" calcext:value-type="string">
            <text:p>Employee:</text:p>
          </table:table-cell>
          <table:table-cell/>
          <table:table-cell table:style-name="ce20" office:value-type="string" calcext:value-type="string" table:number-columns-spanned="2" table:number-rows-spanned="1">
            <text:p>Firstname Lastname</text:p>
          </table:table-cell>
          <table:covered-table-cell table:style-name="ce20"/>
          <table:table-cell table:style-name="ce60"/>
          <table:table-cell table:style-name="ce40"/>
          <table:table-cell table:style-name="ce3" office:value-type="string" calcext:value-type="string">
            <text:p>Week Starting:</text:p>
          </table:table-cell>
          <table:table-cell/>
          <table:table-cell table:style-name="ce44"/>
          <table:table-cell table:style-name="ce61" table:number-columns-spanned="2" table:number-rows-spanned="1"/>
          <table:covered-table-cell table:style-name="ce20"/>
          <table:table-cell table:style-name="ce4"/>
          <table:table-cell table:number-columns-repeated="1012"/>
        </table:table-row>
        <table:table-row table:style-name="ro3">
          <table:table-cell table:style-name="ce4" office:value-type="string" calcext:value-type="string">
            <text:p>Signature:</text:p>
          </table:table-cell>
          <table:table-cell/>
          <table:table-cell table:style-name="ce21" table:number-columns-repeated="2"/>
          <table:table-cell table:style-name="ce31"/>
          <table:table-cell table:style-name="ce40"/>
          <table:table-cell table:style-name="ce4" office:value-type="string" calcext:value-type="string">
            <text:p>Week Ending:</text:p>
          </table:table-cell>
          <table:table-cell/>
          <table:table-cell table:style-name="ce45"/>
          <table:table-cell table:style-name="ce61" table:number-columns-spanned="2" table:number-rows-spanned="1"/>
          <table:covered-table-cell table:style-name="ce20"/>
          <table:table-cell table:style-name="ce4"/>
          <table:table-cell table:number-columns-repeated="1012"/>
        </table:table-row>
        <table:table-row table:style-name="ro4">
          <table:table-cell table:style-name="ce4" table:number-columns-repeated="12"/>
          <table:table-cell table:number-columns-repeated="1012"/>
        </table:table-row>
        <table:table-row table:style-name="ro5">
          <table:table-cell table:style-name="ce5" office:value-type="string" calcext:value-type="string" table:number-columns-spanned="1" table:number-rows-spanned="2">
            <text:p>Work Cat</text:p>
          </table:table-cell>
          <table:table-cell table:style-name="ce5" office:value-type="string" calcext:value-type="string" table:number-columns-spanned="1" table:number-rows-spanned="2">
            <text:p>Task</text:p>
          </table:table-cell>
          <table:table-cell table:style-name="ce5" office:value-type="string" calcext:value-type="string" table:number-columns-spanned="1" table:number-rows-spanned="2">
            <text:p>Subtask </text:p>
          </table:table-cell>
          <table:table-cell table:style-name="ce5" office:value-type="string" calcext:value-type="string" table:number-columns-spanned="1" table:number-rows-spanned="2">
            <text:p>School</text:p>
          </table:table-cell>
          <table:table-cell table:style-name="ce32" office:value-type="string" calcext:value-type="string" table:number-columns-spanned="1" table:number-rows-spanned="2">
            <text:p>MON</text:p>
          </table:table-cell>
          <table:table-cell table:style-name="ce32" office:value-type="string" calcext:value-type="string" table:number-columns-spanned="1" table:number-rows-spanned="2">
            <text:p>TUE</text:p>
          </table:table-cell>
          <table:table-cell table:style-name="ce32" office:value-type="string" calcext:value-type="string" table:number-columns-spanned="1" table:number-rows-spanned="2">
            <text:p>WED</text:p>
          </table:table-cell>
          <table:table-cell table:style-name="ce32" office:value-type="string" calcext:value-type="string" table:number-columns-spanned="1" table:number-rows-spanned="2">
            <text:p>THU</text:p>
          </table:table-cell>
          <table:table-cell table:style-name="ce32" office:value-type="string" calcext:value-type="string" table:number-columns-spanned="1" table:number-rows-spanned="2">
            <text:p>FRI</text:p>
          </table:table-cell>
          <table:table-cell table:style-name="ce32" office:value-type="string" calcext:value-type="string" table:number-columns-spanned="1" table:number-rows-spanned="2">
            <text:p>SAT</text:p>
          </table:table-cell>
          <table:table-cell table:style-name="ce32" office:value-type="string" calcext:value-type="string" table:number-columns-spanned="1" table:number-rows-spanned="2">
            <text:p>SUN</text:p>
          </table:table-cell>
          <table:table-cell table:style-name="ce5" office:value-type="string" calcext:value-type="string" table:number-columns-spanned="1" table:number-rows-spanned="2">
            <text:p>TOTALS</text:p>
          </table:table-cell>
          <table:table-cell table:style-name="ce64" table:number-columns-spanned="1" table:number-rows-spanned="2"/>
          <table:table-cell table:style-name="ce56" table:number-columns-repeated="1011"/>
        </table:table-row>
        <table:table-row table:style-name="ro6">
          <table:covered-table-cell table:style-name="ce5"/>
          <table:covered-table-cell table:number-columns-repeated="2" table:style-name="ce14"/>
          <table:covered-table-cell table:style-name="ce5"/>
          <table:covered-table-cell table:number-columns-repeated="7" table:style-name="ce33"/>
          <table:covered-table-cell table:style-name="ce5"/>
          <table:covered-table-cell table:style-name="ce65"/>
          <table:table-cell table:style-name="ce56" table:number-columns-repeated="1011"/>
        </table:table-row>
        <table:table-row table:style-name="ro7">
          <table:table-cell table:style-name="ce6" office:value-type="string" calcext:value-type="string">
            <text:p>TAM</text:p>
          </table:table-cell>
          <table:table-cell table:style-name="ce6"/>
          <table:table-cell table:style-name="ce22" table:number-columns-repeated="2"/>
          <table:table-cell table:style-name="ce6" table:number-columns-repeated="8"/>
          <table:table-cell table:style-name="ce66"/>
          <table:table-cell table:style-name="ce57" table:number-columns-repeated="1011"/>
        </table:table-row>
        <table:table-row table:style-name="ro8">
          <table:table-cell table:style-name="ce7" office:value-type="string" calcext:value-type="string" table:number-columns-spanned="4" table:number-rows-spanned="1">
            <text:p>TOTALS </text:p>
          </table:table-cell>
          <table:covered-table-cell table:number-columns-repeated="2" table:style-name="ce15"/>
          <table:covered-table-cell table:style-name="ce26"/>
          <table:table-cell table:style-name="ce34" table:number-columns-repeated="8"/>
          <table:table-cell table:style-name="ce67" office:value-type="string" calcext:value-type="string">
            <text:p>TAM SR2S total monthly hours</text:p>
          </table:table-cell>
          <table:table-cell table:number-columns-repeated="1011"/>
        </table:table-row>
        <table:table-row table:style-name="ro8">
          <table:table-cell table:style-name="ce8" table:number-columns-spanned="4" table:number-rows-spanned="1"/>
          <table:covered-table-cell table:number-columns-repeated="2" table:style-name="ce15"/>
          <table:covered-table-cell table:style-name="ce26"/>
          <table:table-cell table:style-name="ce34" table:number-columns-repeated="8"/>
          <table:table-cell table:style-name="ce68"/>
          <table:table-cell table:number-columns-repeated="1011"/>
        </table:table-row>
        <table:table-row table:style-name="ro3">
          <table:table-cell table:style-name="ce9" office:value-type="string" calcext:value-type="string">
            <text:p>MCBC</text:p>
          </table:table-cell>
          <table:table-cell table:style-name="ce16" table:number-columns-repeated="2"/>
          <table:table-cell table:style-name="ce27"/>
          <table:table-cell table:style-name="ce35" office:value-type="string" calcext:value-type="string" table:number-columns-spanned="1" table:number-rows-spanned="2">
            <text:p>MON</text:p>
          </table:table-cell>
          <table:table-cell table:style-name="ce41" office:value-type="string" calcext:value-type="string" table:number-columns-spanned="1" table:number-rows-spanned="2">
            <text:p>TUE</text:p>
          </table:table-cell>
          <table:table-cell table:style-name="ce41" office:value-type="string" calcext:value-type="string" table:number-columns-spanned="1" table:number-rows-spanned="2">
            <text:p>WED</text:p>
          </table:table-cell>
          <table:table-cell table:style-name="ce41" office:value-type="string" calcext:value-type="string" table:number-columns-spanned="1" table:number-rows-spanned="2">
            <text:p>THU</text:p>
          </table:table-cell>
          <table:table-cell table:style-name="ce41" office:value-type="string" calcext:value-type="string" table:number-columns-spanned="1" table:number-rows-spanned="2">
            <text:p>FRI</text:p>
          </table:table-cell>
          <table:table-cell table:style-name="ce41" office:value-type="string" calcext:value-type="string" table:number-columns-spanned="1" table:number-rows-spanned="2">
            <text:p>SAT</text:p>
          </table:table-cell>
          <table:table-cell table:style-name="ce41" office:value-type="string" calcext:value-type="string" table:number-columns-spanned="1" table:number-rows-spanned="2">
            <text:p>SUN</text:p>
          </table:table-cell>
          <table:table-cell table:style-name="ce46" office:value-type="string" calcext:value-type="string" table:number-columns-spanned="1" table:number-rows-spanned="2">
            <text:p>TOTALS</text:p>
          </table:table-cell>
          <table:table-cell table:style-name="ce46" office:value-type="string" calcext:value-type="string" table:number-columns-spanned="1" table:number-rows-spanned="2">
            <text:p>Description of Task(s)</text:p>
          </table:table-cell>
          <table:table-cell table:style-name="ce58" table:number-columns-repeated="1011"/>
        </table:table-row>
        <table:table-row table:style-name="ro3">
          <table:table-cell table:style-name="ce9"/>
          <table:table-cell table:style-name="ce16" table:number-columns-repeated="3"/>
          <table:covered-table-cell table:number-columns-repeated="7" table:style-name="ce36"/>
          <table:covered-table-cell table:style-name="ce46"/>
          <table:covered-table-cell table:style-name="ce69"/>
          <table:table-cell table:style-name="ce58" table:number-columns-repeated="1011"/>
        </table:table-row>
        <table:table-row table:style-name="ro9">
          <table:table-cell table:style-name="ce10" office:value-type="string" calcext:value-type="string">
            <text:p>Program</text:p>
          </table:table-cell>
          <table:table-cell table:style-name="ce17" table:number-columns-spanned="3" table:number-rows-spanned="1"/>
          <table:covered-table-cell table:style-name="ce23"/>
          <table:covered-table-cell table:style-name="ce28"/>
          <table:table-cell table:style-name="ce37" table:number-columns-repeated="8"/>
          <table:table-cell table:style-name="ce53"/>
          <table:table-cell table:style-name="ce59" table:number-columns-repeated="1011"/>
        </table:table-row>
        <table:table-row table:style-name="ro10">
          <table:table-cell table:style-name="ce11" office:value-type="string" calcext:value-type="string">
            <text:p>Program</text:p>
          </table:table-cell>
          <table:table-cell table:style-name="ce18" office:value-type="string" calcext:value-type="string" table:number-columns-spanned="3" table:number-rows-spanned="1">
            <text:p>Holiday</text:p>
          </table:table-cell>
          <table:covered-table-cell table:style-name="ce24"/>
          <table:covered-table-cell table:style-name="ce29"/>
          <table:table-cell table:style-name="ce38" table:number-columns-repeated="2"/>
          <table:table-cell table:style-name="ce38" office:value-type="string" calcext:value-type="string">
            <text:p><text:s/></text:p>
          </table:table-cell>
          <table:table-cell table:style-name="ce38" table:number-columns-repeated="4"/>
          <table:table-cell table:style-name="ce47"/>
          <table:table-cell table:style-name="ce54"/>
          <table:table-cell table:style-name="ce57" table:number-columns-repeated="1011"/>
        </table:table-row>
        <table:table-row table:style-name="ro10">
          <table:table-cell table:style-name="ce11" office:value-type="string" calcext:value-type="string">
            <text:p>Program</text:p>
          </table:table-cell>
          <table:table-cell table:style-name="ce18" office:value-type="string" calcext:value-type="string" table:number-columns-spanned="3" table:number-rows-spanned="1">
            <text:p>Vacation</text:p>
          </table:table-cell>
          <table:covered-table-cell table:style-name="ce24"/>
          <table:covered-table-cell table:style-name="ce29"/>
          <table:table-cell table:style-name="ce38" table:number-columns-repeated="7"/>
          <table:table-cell table:style-name="ce47"/>
          <table:table-cell table:style-name="ce54"/>
          <table:table-cell table:style-name="ce57" table:number-columns-repeated="1011"/>
        </table:table-row>
        <table:table-row table:style-name="ro11">
          <table:table-cell table:style-name="ce12" office:value-type="string" calcext:value-type="string" table:number-columns-spanned="4" table:number-rows-spanned="1">
            <text:p>TOTALS </text:p>
          </table:table-cell>
          <table:covered-table-cell table:style-name="ce19"/>
          <table:covered-table-cell table:style-name="ce25"/>
          <table:covered-table-cell table:style-name="ce30"/>
          <table:table-cell table:style-name="ce39" table:number-columns-repeated="7"/>
          <table:table-cell table:style-name="ce48"/>
          <table:table-cell table:style-name="ce70"/>
          <table:table-cell table:number-columns-repeated="1011"/>
        </table:table-row>
        <table:table-row table:style-name="ro8">
          <table:table-cell table:style-name="ce7" office:value-type="string" calcext:value-type="string" table:number-columns-spanned="4" table:number-rows-spanned="1">
            <text:p>GRAND TOTALS </text:p>
          </table:table-cell>
          <table:covered-table-cell table:number-columns-repeated="2" table:style-name="ce15"/>
          <table:covered-table-cell table:style-name="ce26"/>
          <table:table-cell table:style-name="ce34" table:formula="of:=SUM([.E8];[.E15])" office:value-type="float" office:value="0" calcext:value-type="float">
            <text:p>0</text:p>
          </table:table-cell>
          <table:table-cell table:style-name="ce34" table:formula="of:=SUM([.F8];[.F15])" office:value-type="float" office:value="0" calcext:value-type="float">
            <text:p>0</text:p>
          </table:table-cell>
          <table:table-cell table:style-name="ce34" table:formula="of:=SUM([.G8];[.G15])" office:value-type="float" office:value="0" calcext:value-type="float">
            <text:p>0</text:p>
          </table:table-cell>
          <table:table-cell table:style-name="ce34" table:formula="of:=SUM([.H8];[.H15])" office:value-type="float" office:value="0" calcext:value-type="float">
            <text:p>0</text:p>
          </table:table-cell>
          <table:table-cell table:style-name="ce34" table:formula="of:=SUM([.I8];[.I15])" office:value-type="float" office:value="0" calcext:value-type="float">
            <text:p>0</text:p>
          </table:table-cell>
          <table:table-cell table:style-name="ce34" table:formula="of:=SUM([.J8];[.J15])" office:value-type="float" office:value="0" calcext:value-type="float">
            <text:p>0</text:p>
          </table:table-cell>
          <table:table-cell table:style-name="ce34" table:formula="of:=SUM([.K8];[.K15])" office:value-type="float" office:value="0" calcext:value-type="float">
            <text:p>0</text:p>
          </table:table-cell>
          <table:table-cell table:style-name="ce34" table:formula="of:=SUM([.L8];[.L15])" office:value-type="float" office:value="0" calcext:value-type="float">
            <text:p>0</text:p>
          </table:table-cell>
          <table:table-cell table:style-name="ce68"/>
          <table:table-cell table:number-columns-repeated="1011"/>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50P0" style:volatile="true">
      <loext:text> $</loext:text>
      <loext:fill-character> </loext:fill-character>
      <number:number number:decimal-places="2" number:min-integer-digits="1" number:grouping="true"/>
      <number:text> </number:text>
    </number:number-style>
    <number:number-style style:name="N150P1" style:volatile="true">
      <loext:text> $</loext:text>
      <loext:fill-character> </loext:fill-character>
      <number:text>(</number:text>
      <number:number number:decimal-places="2" number:min-integer-digits="1" number:grouping="true"/>
      <number:text>)</number:text>
    </number:number-style>
    <number:number-style style:name="N150P2" style:volatile="true">
      <loext:text> $</loext:text>
      <loext:fill-character> </loext:fill-character>
      <number:text>-</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3P0" style:volatile="true">
      <loext:text> $</loext:text>
      <loext:fill-character> </loext:fill-character>
      <number:number number:decimal-places="1" number:min-integer-digits="1" number:grouping="true"/>
      <number:text> </number:text>
    </number:number-style>
    <number:number-style style:name="N153P1" style:volatile="true">
      <loext:text> $</loext:text>
      <loext:fill-character> </loext:fill-character>
      <number:text>(</number:text>
      <number:number number:decimal-places="1" number:min-integer-digits="1" number:grouping="true"/>
      <number:text>)</number:text>
    </number:number-style>
    <number:number-style style:name="N153P2" style:volatile="true">
      <loext:text> $</loext:text>
      <loext:fill-character> </loext:fill-character>
      <number:text>-</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loext:text> $</loext:text>
      <loext:fill-character> </loext:fill-character>
      <number:number number:decimal-places="0" number:min-integer-digits="1" number:grouping="true"/>
      <number:text> </number:text>
    </number:number-style>
    <number:number-style style:name="N156P1" style:volatile="true">
      <loext:text> $</loext:text>
      <loext:fill-character> </loext:fill-character>
      <number:text>(</number:text>
      <number:number number:decimal-places="0" number:min-integer-digits="1" number:grouping="true"/>
      <number:text>)</number:text>
    </number:number-style>
    <number:number-style style:name="N156P2" style:volatile="true">
      <loext:text> $</loext: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loext:text> $</loext:text>
      <loext:fill-character> </loext:fill-character>
      <number:number number:decimal-places="0" number:min-integer-digits="1" number:grouping="true"/>
      <number:text> </number:text>
    </number:number-style>
    <number:number-style style:name="N162P1" style:volatile="true">
      <loext:text> $</loext:text>
      <loext:fill-character> </loext:fill-character>
      <number:text>(</number:text>
      <number:number number:decimal-places="0" number:min-integer-digits="1" number:grouping="true"/>
      <number:text>)</number:text>
    </number:number-style>
    <number:number-style style:name="N162P2" style:volatile="true">
      <loext:text> $</loext:text>
      <loext:fill-character> </loext: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loext:fill-character> </loext:fill-character>
      <number:number number:decimal-places="2" number:min-integer-digits="1" number:grouping="true"/>
      <number:text> </number:text>
    </number:number-style>
    <number:number-style style:name="N166P1" style:volatile="true">
      <loext:fill-character> </loext:fill-character>
      <number:text>(</number:text>
      <number:number number:decimal-places="2" number:min-integer-digits="1" number:grouping="true"/>
      <number:text>)</number:text>
    </number:number-style>
    <number:number-style style:name="N166P2" style:volatile="true">
      <loext:fill-character> </loext: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number:number-style style:name="N10144P0" style:volatile="true" number:language="en" number:country="US">
      <loext:fill-character> </loext:fill-character>
      <number:number number:decimal-places="0" number:min-integer-digits="1" number:grouping="true"/>
      <number:text> </number:text>
    </number:number-style>
    <number:number-style style:name="N10144P1" style:volatile="true" number:language="en" number:country="US">
      <loext:fill-character> </loext:fill-character>
      <number:text>(</number:text>
      <number:number number:decimal-places="0" number:min-integer-digits="1" number:grouping="true"/>
      <number:text>)</number:text>
    </number:number-style>
    <number:number-style style:name="N10144P2" style:volatile="true" number:language="en" number:country="US">
      <loext:fill-character> </loext:fill-character>
      <number:text>-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loext:fill-character> </loext:fill-character>
      <number:number number:decimal-places="0" number:min-integer-digits="1" number:grouping="true"/>
      <number:text> </number:text>
    </number:currency-style>
    <number:currency-style style:name="N10148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8P2" style:volatile="true" number:language="en" number:country="US">
      <number:currency-symbol/>
      <loext:fill-character> </loext:fill-character>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loext:fill-character> </loext:fill-character>
      <number:number number:decimal-places="2" number:min-integer-digits="1" number:grouping="true"/>
      <number:text> </number:text>
    </number:number-style>
    <number:number-style style:name="N10152P1" style:volatile="true" number:language="en" number:country="US">
      <loext:fill-character> </loext:fill-character>
      <number:text>(</number:text>
      <number:number number:decimal-places="2" number:min-integer-digits="1" number:grouping="true"/>
      <number:text>)</number:text>
    </number:number-style>
    <number:number-style style:name="N10152P2" style:volatile="true" number:language="en" number:country="US">
      <loext:fill-character> </loext:fill-character>
      <number:text>-</number:text>
      <number:number number:decimal-places="0" number:min-integer-digits="0"/>
      <number:text> </number:text>
    </number:number-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style:style style:name="Default" style:family="table-cell">
      <style:table-cell-properties style:rotation-align="none"/>
      <style:text-properties style:font-name="Arial1"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style:page-layout style:name="Mpm3">
      <style:page-layout-properties fo:page-width="792pt" fo:page-height="612pt" style:num-format="1" style:print-orientation="landscape" fo:margin-top="36pt" fo:margin-bottom="36pt" fo:margin-left="36pt" fo:margin-right="36pt" style:first-page-number="continue" style:scale-to="85%" style:table-centering="horizontal" style:writing-mode="lr-tb"/>
      <style:header-style>
        <style:header-footer-properties fo:min-height="21.29pt" fo:margin-left="17.86pt" fo:margin-right="17.86pt" fo:margin-bottom="0pt"/>
      </style:header-style>
      <style:footer-style>
        <style:header-footer-properties fo:min-height="21.29pt" fo:margin-left="17.86pt" fo:margin-right="17.8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8">00/00/0000</text:date>, <text:time style:data-style-name="N2" text:time-value="13:58:46.026622169">00:00:00</text:time></text:p>
        </style:region-right>
      </style:header>
      <style:header-left style:display="false"/>
      <style:footer>
        <text:p>Page <text:page-number>1</text:page-number> / <text:page-count>99</text:page-count></text:p>
      </style:footer>
      <style:footer-left style:display="false"/>
    </style:master-page>
    <style:master-page style:name="PageStyle_5f_Week_20_template" style:display-name="PageStyle_Week template"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CBC Timesheet Template</dc:title>
    <meta:initial-creator>MCBC</meta:initial-creator>
    <meta:creation-date>2003-03-20T11:07:52</meta:creation-date>
    <dc:date>2015-07-18T15:04:40.265263819</dc:date>
    <meta:print-date>2005-09-01T13:05:50</meta:print-date>
    <meta:generator>LibreOffice/4.4.2.2$Linux_X86_64 LibreOffice_project/40m0$Build-2</meta:generator>
    <meta:editing-duration>P1DT23H46S</meta:editing-duration>
    <meta:editing-cycles>135</meta:editing-cycles>
    <meta:document-statistic meta:table-count="3" meta:cell-count="102" meta:object-count="0"/>
    <meta:user-defined meta:name="_AdHocReviewCycleID" meta:value-type="float">-1956235074</meta:user-defined>
    <meta:user-defined meta:name="_AuthorEmail">david@parisi-associates.com</meta:user-defined>
    <meta:user-defined meta:name="_AuthorEmailDisplayName">David Parisi</meta:user-defined>
    <meta:user-defined meta:name="_EmailSubject">Marin SR2S Invoicing</meta:user-defined>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option explicit

'These are the fields we want from the temp timesheet(TS) and the columns we want them in
const TS_logdate = 0
const TS_hours = 1
const TS_activity = 2
const TS_activity_id = 3
const TS_subtask = 4
const TS_subtask_desc = 5
const TS_task = 6
const TS_task_desc = 7
const TS_account = 8
const TS_account_desc = 9
const TS_lastname = 10
const TS_firstname = 11
const TS_person_id = 12
const TS_rate = 13
const TS_week_of = 14 'this field is internally created from the logdate
const TS_rec_size = 14 'dim of the array containing the above fields
dim TS_headers() 'filled below in the above order and checked against the imported csv file

'The sheets in this document:
const timesheet = 0 'linked .csv
const WeekTemplate = 1
dim SummarySheet as integer 'initially set to WeekTemplate+1 &amp; incremented as week sheets are added

'describe the layout:
const max_columns = 26 'The 'max' columns - used when copying and inserting dummy rows
const hdr_name_row = 1 'these row/col numbers are 0 rel.
const hdr_name_col = 2
const hdr_date_row = 1
const hdr_date_col = 8
'section 1:
const S1_insert = 7 'first data row starts here
'section 2:
const S2_insert = 11 'first data row

dim projects(0,3) '0=&gt;name,1=&gt;description,2=&gt;1st row,3=&gt;last row
'each week is 1 rel in weekSheets with the summary sheet using 0:
dim weekSheets(0,4) '0=&gt;from date,1=&gt;todate,2=&gt;section 2 next rec,3=&gt;section 1st rec,4=&gt;rec count

type Props
    sheet As Integer
    version As String
	columns as integer
	from_date as date
	to_date as date
	lastname as string
	firstname as string
end type
dim TS_Props as Props

dim newTimesheet as object 'our new spreadsheet
dim tempSheet as object 'the temporary .csv data

Sub Create_Timesheet
	GlobalScope.BasicLibraries.LoadLibrary("Tools")
	SummarySheet = WeekTemplate + 1

 	TS_headers = Array("logdate","hours","activity","activity_id","subtask","subtask_desc", _
 					"task","task_desc","account","account_desc","lastname","firstname","person_id","rate")

'1. Create the new timesheet
	dim newFile as string
	if Make_Doc() = false then
		if not IsNull(newTimesheet) then
			newFile = newTimesheet.Location
			newTimesheet.store()
			newTimesheet.close(true)
			Kill(newFile)
		end if
		exit Sub
	End if
	tempSheet = newTimesheet.Sheets(timesheet)

'2. create a blank sheet for each week
	Create_Sheets()

dim projectNdx as integer
for projectNdx = 0 to ubound(projects)

'3. fill the week sheets
	dim week as integer
	dim tempIdx as integer
	dim SheetNdx as integer
	dim fromCol as integer
	dim toCol as integer
	dim fromRow as integer
	dim toRow as integer
	dim I as integer
	newTimesheet.CurrentController.setActiveSheet(tempSheet)
	fromCol = 0
	fromRow = projects(projectNdx,2)
	toCol = TS_Props.columns - 1
	toRow = projects(projectNdx,3)
	if toRow &lt;= fromRow then
		goto nextProject
	end if
	SortRange(tempSheet.getCellRangeByPosition(fromCol, fromRow, toCol, toRow), _
				Array(TS_week_of, TS_task, TS_subtask, TS_account, TS_activity_id, TS_logdate))
	week = 1
	tempIdx = fromRow 'start reading temp here: projects(0,3) '0=&gt;name,1=&gt;description,2=&gt;1st row,3=&gt;last row
	do
		tempIdx = Create_TimesheetWeek(week,tempIdx,projectNdx)
        if tempIdx &lt; 0 then 'abort on error
        	exit sub
        end if

        if  tempIdx &gt; toRow then
        	exit do
        end if
        
		week = week + 1
	loop
	if projectNdx = 0 then 'The TAM project - all else is on the bottom
		for I=1 to UBound(weekSheets,1)
			if weekSheets(I,4) = 0 then 'no records inserted
				weekSheets(I,2) = weekSheets(I,2) + 1 'actually will have a row in there: "no activity"
				weekSheets(I,3) = weekSheets(I,3) + 1
			end if
			weekSheets(0,4) = weekSheets(0,4) + weekSheets(I,4) 'get summary total
		next
		if weekSheets(0,4) = 0 then
			weekSheets(0,4) = weekSheets(0,4) + 1
		end if
	end if

'4. fill the summary
	newTimesheet.CurrentController.setActiveSheet(tempSheet)
	SortRange(tempSheet.getCellRangeByPosition(fromCol, fromRow, toCol, toRow), _
				Array(TS_task, TS_subtask, TS_account, TS_activity_id, TS_logdate))
	tempIdx = Create_TimesheetSummary(projectNdx)
	if tempIdx &lt; 0 then 'abort on error
		exit sub
	end if
nextProject:
next 'projectNdx

'5. Done: Clean up the new timesheet by removing the Basic code and the 'temp' sheet then save it:
	dim libs as object
	Dim PropValue(1) as new com.sun.star.beans.PropertyValue
	PropValue(0).Name = "EventType"
	PropValue(0).Value = "StarBasic"
	PropValue(1).Name = "Script"
	PropValue(1).Value = ""
	newTimesheet.Events.ReplaceByName("OnLoad", PropValue()) 'remove the event
	newTimesheet.Sheets.removeByName("Week template")
	newTimesheet.Sheets.removeByName("timesheet")
	newTimesheet.store() 'If this store not done, get a runtime error in the removeByName
	libs = newTimesheet.BasicLibraries.getByName("Standard")
	if libs.hasByName("modApplication") then
		libs.removeByName("modApplication")
	end if
	if libs.hasByName("modMain") then
		libs.removeByName("modMain")
	end if
	newTimesheet.store()
'	newTimesheet.close(true)
'	thisComponent.store()
	thisComponent.close(true)

End Sub 'end Create_Timesheet

Function Create_TimesheetWeek(week as integer, tempIdx as integer, projectNdx as integer) as integer
	Create_TimesheetWeek = -1 'prime for errors

	dim SheetNdx as integer
	SheetNdx = weekTemplate + week
	dim weekNdx as integer
	weekNdx = week - 1 'make it 0 rel
	dim WorkSheet as object
	WorkSheet = newTimesheet.Sheets(SheetNdx)
	newTimesheet.CurrentController.setActiveSheet(WorkSheet)

	dim Row as object
	dim Cell as object
	dim Rec(TS_rec_size)
	dim LastRec(TS_rec_size)
	dim I As Integer
	dim RowIdx As Integer
	if projectNdx = 0 then 'The TAM project - all else is on the bottom
		RowIdx = S1_insert 'Where to start insert
	else
		RowIdx = weekSheets(week,2)
	end if

	Dim DataRow As integer
	'The template saves a row formatted for data so we can copy it when needed:
	DataRow = RowIdx - 1 '0 rel.

	'&lt;--report breaks: totals--&gt;
	Dim Hours_5 As double       'level 5
	'&lt;--totals

	dim weekstart as date
	dim lastweekday as date
	dim weekday as date
	dim weekend as date
	weekstart = TS_Props.from_date + (weekNdx * 7)
	weekend = weekstart + 6

	Worksheet.getCellByPosition(hdr_name_col,hdr_name_row).String = TS_Props.firstname &amp; " " &amp; TS_Props.lastname
	Worksheet.getCellByPosition(hdr_date_col,hdr_date_row).Value = weekstart
	Worksheet.getCellByPosition(hdr_date_col,hdr_date_row + 1).Value = weekend

	GoSub NextRecord
	if weekday &gt; weekend then 'if no hours for this week for this project
		Create_TimesheetWeek = tempIdx
		exit function
	end if
	GoSub NextRecord 'Since tempIdx hasn't changed, we will get LastRec() = Rec()
	'GoSub TaskHeader		'level 1
	'GoSub SubtaskHeader	'level 2
	'GoSub AccountHeader	'level 3
	GoSub ActivityHeader	'level 4
	GoSub LogdateHeader	'level 5
	Do
		if weekday &gt; weekend then
			exit do
		end if
		weekSheets(week,4) = weekSheets(week,4) + 1 'rec count

		If LastRec(TS_task) &lt;&gt; Rec(TS_task) Then
'if msgbox("Continue?",MB_YESNO) = IDNO then exit sub
			'Do trailers:
		    GoSub LogdateTrailer
			'GoSub ActivityTrailer
			'GoSub AccountTrailer
			'GoSub SubtaskTrailer
			'GoSub TaskTrailer
			'Do headers:
			'GoSub TaskHeader
			'GoSub SubtaskHeader
			'GoSub AccountHeader
			GoSub ActivityHeader
			GoSub LogdateHeader
		ElseIf LastRec(TS_subtask) &lt;&gt; Rec(TS_subtask) Then
			'Do trailers:
		    GoSub LogdateTrailer
			'GoSub ActivityTrailer
			'GoSub AccountTrailer
			'GoSub SubtaskTrailer
			'Do headers:
			'GoSub SubtaskHeader
			'GoSub AccountHeader
			GoSub ActivityHeader
			GoSub LogdateHeader
		ElseIf LastRec(TS_account) &lt;&gt; Rec(TS_account) Then
			'Do trailers:
		    GoSub LogdateTrailer
			'GoSub ActivityTrailer
			'GoSub AccountTrailer
			'Do headers:
			'GoSub AccountHeader
			GoSub ActivityHeader
			GoSub LogdateHeader
		ElseIf LastRec(TS_activity_id) &lt;&gt; Rec(TS_activity_id) Then
			'Do trailers:
		    GoSub LogdateTrailer
			'GoSub ActivityTrailer
			'Do headers:
			GoSub ActivityHeader
			GoSub LogdateHeader
		ElseIf LastRec(TS_logdate) &lt;&gt; Rec(TS_logdate) Then
			'Do trailers:
		    GoSub LogdateTrailer
			'Do headers:
			GoSub LogdateHeader
        End If

        Hours_5 = Hours_5 + CDbl(Rec(TS_hours))

        tempIdx = tempIdx + 1
        if  tempIdx &gt; projects(projectNdx,3) then
        	exit do
        end if

		GoSub NextRecord
    Loop
    GoSub LogdateTrailer
	'GoSub ActivityTrailer
    'GoSub AccountTrailer
	'GoSub SubtaskTrailer

	'GoSub TaskTrailer

	'Get totals:
	dim Columns
	if projectNdx &gt; 0 then
		RowIdx = RowIdx + 2 'past Holiday &amp; Vacation
	end if
	Set Row = Worksheet.Rows(RowIdx)
	Columns = Array("E", "F", "G", "H", "I", "J", "K", "L")
	For I = 0 To UBound(Columns)
		Row.getCellByPosition(I+4,0).Formula = "=SUM(" &amp; Columns(I) &amp; DataRow + 1 &amp; ":" &amp; Columns(I) &amp; RowIdx &amp; ")"
	Next

	WorkSheet.Rows.removeByIndex(DataRow, 1)   'Delete the templating row

	Create_TimesheetWeek = tempIdx
	exit function

ActivityHeader:
	if projectNdx &gt; 0 then 'non-Tam projects are on the bottom
		'weekSheets(week,2) is next row so subtract 1; but want to pick up Vacation &amp; Holiday so add 2
    	for I=weekSheets(week,3) to weekSheets(week,2)+1 'look for a pre-existing task
		    Set Row = Worksheet.Rows(I)
    		if Rec(TS_task) = Row.getCellByPosition(1,0).String then
    			return 'stay at this row, hours will add to existing
    		end if
    	next
	end if
	InsertRow(SheetNdx, DataRow, RowIdx)
    Set Row = Worksheet.Rows(RowIdx)
    Row.getCellByPosition(1,0).String = Rec(TS_task)
    if projectNdx = 0 then
	    Row.getCellByPosition(2,0).String = Rec(TS_subtask)
    	Row.getCellByPosition(3,0).String = Rec(TS_account)
    end if
    RowIdx = RowIdx + 1
	weekSheets(week,2) = weekSheets(week,2) + 1 'section 2 next rec
    Row.getCellByPosition(12,0).String = Rec(TS_activity)
	Row.getCellByPosition(11,0).Formula = "=SUM(E" &amp; RowIdx &amp; ":K" &amp; RowIdx &amp; ")"
	return

LogdateHeader:
	Hours_5 = 0
	lastweekday = weekday
	return

LogdateTrailer:
    Cell = Row.getCellByPosition(4 + lastweekday - weekstart,0)
    Cell.Value = Cell.Value + Hours_5
	return

NextRecord:
	for I = 0 to TS_Props.columns - 1
		LastRec(I) = Rec(I)
		Rec(I) = tempSheet.getCellByPosition(I,tempIdx).String
	next    
	weekday = CDate(Rec(TS_logdate))
	Return

End Function ' Create_TimesheetWeek

Sub Create_Sheets()
	dim WorkSheet as object
	dim week as integer
	dim weekstart as date
	dim SheetNdx as integer

	weekSheets(0,2) = S2_insert 'week 0 is the summary sheet
	weekSheets(0,3) = S2_insert
	week = 1
	weekstart = TS_Props.from_date - 1 'week starts on MON but WeekDay() assumes SUN so we compensate
	weekstart = weekstart - WeekDay(weekstart) + 2
	do
		if weekstart &gt; TS_Props.to_date then
			exit do
		end if
		redim preserve weekSheets(week,4)
		weekSheets(week,0) = weekstart
		weekSheets(week,1) = weekstart + 6
		weekSheets(week,2) = S2_insert 'next rec
		weekSheets(week,3) = S2_insert '1st rec
		weekSheets(week,4) = 0 'rec count
		SummarySheet = SummarySheet + 1 'offset to summary sheet
		SheetNdx = weekTemplate + week
		newTimesheet.sheets.copyByName("Week template", "Week " &amp; week, SheetNdx)
		WorkSheet = newTimesheet.Sheets(SheetNdx)
		Worksheet.getCellByPosition(hdr_name_col,hdr_name_row).String = TS_Props.firstname &amp; " " &amp; TS_Props.lastname
		Worksheet.getCellByPosition(hdr_date_col,hdr_date_row).Value = weekstart
		Worksheet.getCellByPosition(hdr_date_col,hdr_date_row + 1).Value = weekstart + 6
		weekstart = weekstart + 7
		week = week + 1
	loop

End Sub ' Create_Sheets()

Function Create_TimesheetSummary(projectNdx as integer)
	Create_TimesheetSummary = -1 'prime for error
	
	dim WorkSheet as object
	WorkSheet = newTimesheet.Sheets(SummarySheet)
	newTimesheet.CurrentController.setActiveSheet(WorkSheet)

	dim tempIdx as integer
	tempIdx = projects(projectNdx,2) 'start reading temp here: projects(0,3) '0=&gt;name,1=&gt;description,2=&gt;1st row,3=&gt;last row

	dim Row as object
	dim Rec(TS_rec_size)
	dim LastRec(TS_rec_size)
	dim I As Integer
	dim RowIdx As Integer
	if projectNdx = 0 then
		RowIdx = S1_insert 'Where to start insert
	else
		RowIdx = weekSheets(0,2)
	end if

	Dim DataRow As integer
	'The template saves a row formatted for data so we can copy it when needed:
	DataRow = RowIdx - 1 '0 rel.

	'&lt;--report breaks: totals--&gt;
	Dim Hours_5 As double       'level 5
	'&lt;--totals

	dim weekstart as date
	dim lastweekday as date
	dim weekday as date
	dim weekend as date
	
	Worksheet.getCellByPosition(hdr_name_col,hdr_name_row).String = TS_Props.firstname &amp; " " &amp; TS_Props.lastname

	GoSub NextRecord
	GoSub NextRecord 'Since tempIdx hasn't changed, we will get LastRec() = Rec()
	'GoSub TaskHeader		'level 1
	'GoSub SubtaskHeader	'level 2
	'GoSub AccountHeader	'level 3
	GoSub ActivityHeader	'level 4
	GoSub LogdateHeader	'level 5
	Do

		If LastRec(TS_task) &lt;&gt; Rec(TS_task) Then
'if msgbox("Continue?",MB_YESNO) = IDNO then exit sub
			'Do trailers:
		    GoSub LogdateTrailer
			'GoSub ActivityTrailer
			'GoSub AccountTrailer
			'GoSub SubtaskTrailer
			'GoSub TaskTrailer
			'Do headers:
			'GoSub TaskHeader
			'GoSub SubtaskHeader
			'GoSub AccountHeader
			GoSub ActivityHeader
			GoSub LogdateHeader
		ElseIf LastRec(TS_subtask) &lt;&gt; Rec(TS_subtask) Then
			'Do trailers:
		    GoSub LogdateTrailer
			'GoSub ActivityTrailer
			'GoSub AccountTrailer
			'GoSub SubtaskTrailer
			'Do headers:
			'GoSub SubtaskHeader
			'GoSub AccountHeader
			GoSub ActivityHeader
			GoSub LogdateHeader
		ElseIf LastRec(TS_account) &lt;&gt; Rec(TS_account) Then
			'Do trailers:
		    GoSub LogdateTrailer
			'GoSub ActivityTrailer
			'GoSub AccountTrailer
			'Do headers:
			'GoSub AccountHeader
			GoSub ActivityHeader
			GoSub LogdateHeader
		ElseIf LastRec(TS_activity_id) &lt;&gt; Rec(TS_activity_id) Then
			'Do trailers:
		    GoSub LogdateTrailer
			'GoSub ActivityTrailer
			'Do headers:
			GoSub ActivityHeader
			GoSub LogdateHeader
		ElseIf LastRec(TS_logdate) &lt;&gt; Rec(TS_logdate) Then
			'Do trailers:
		    GoSub LogdateTrailer
			'Do headers:
			GoSub LogdateHeader

        End If

        Hours_5 = Hours_5 + CDbl(Rec(TS_hours))

        tempIdx = tempIdx + 1
        if  tempIdx &gt; projects(projectNdx,3) then
        	exit do
        end if
        
		GoSub NextRecord
    Loop
    GoSub LogdateTrailer
	'GoSub ActivityTrailer
    'GoSub AccountTrailer
	'GoSub SubtaskTrailer
	'GoSub TaskTrailer

	'Get totals:
	dim Columns
	if projectNdx &gt; 0 then
		RowIdx = RowIdx + 2 'past Holiday &amp; Vacation
	end if
	Set Row = Worksheet.Rows(RowIdx)
	Columns = Array("E", "F", "G", "H", "I", "J", "K", "L")
	For I = 0 To UBound(Columns)
		Row.getCellByPosition(I+4,0).Formula = "=SUM(" &amp; Columns(I) &amp; DataRow + 1 &amp; ":" &amp; Columns(I) &amp; RowIdx &amp; ")"
	Next

	WorkSheet.Rows.removeByIndex(DataRow, 1)   'Delete the templating row

	Create_TimesheetSummary = 0
	exit function

ActivityHeader:
	weekstart = CDate(Rec(TS_week_of))
	weekend = weekstart + 6
	if projectNdx &gt; 0 then 'non-Tam projects are on the bottom
		'weekSheets(0,2) is next row so subtract 1; but want to pick up Vacation &amp; Holiday so add 2
		for I=weekSheets(0,3) to weekSheets(0,2)+1 'look for a pre-existing task
			Set Row = Worksheet.Rows(I)
			if Rec(TS_task) = Row.getCellByPosition(1,0).String then
				return 'stay at this row, hours will add to existing
			end if
		next
	end if
	InsertRow(SummarySheet, DataRow, RowIdx)
	Set Row = Worksheet.Rows(RowIdx)
	Row.getCellByPosition(1,0).String = Rec(TS_task)
	if projectNdx = 0 then
		Row.getCellByPosition(2,0).String = Rec(TS_subtask)
		Row.getCellByPosition(3,0).String = Rec(TS_account)
		weekSheets(0,3) = weekSheets(0,3) + 1 'section 2 next rec
	end if
	RowIdx = RowIdx + 1
	weekSheets(0,2) = weekSheets(0,2) + 1 'section 2 next rec
	Row.getCellByPosition(12,0).String = Rec(TS_activity)
	Row.getCellByPosition(11,0).Formula = "=SUM(E" &amp; RowIdx &amp; ":K" &amp; RowIdx &amp; ")"
	return

LogdateHeader:
	Hours_5 = 0
	lastweekday = weekday
	if weekday &gt; weekend then
		weekstart = CDate(Rec(TS_week_of))
		weekend = weekstart + 6
	end if
	return

LogdateTrailer:
	dim Cell as object
    Cell = Row.getCellByPosition(4 + lastweekday - weekstart,0)
    Cell.Value = Cell.Value + Hours_5
	return

NextRecord:
	for I = 0 to TS_Props.columns - 1
		LastRec(I) = Rec(I)
		Rec(I) = tempSheet.getCellByPosition(I,tempIdx).String
	next
	weekday = CDate(Rec(TS_logdate))
	Return

End Function ' Create_TimesheetSummary()

Sub SortRange(theRange as object, inFields())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startRow = tempNdx
            End If
        Next
    Next
   	set newRange = .getCellRangeByPosition(0,startRow, .columns.Count - 1,.rows.Count - 1)
    Call SortRange(newRange, inFields)
    End With

End Sub ' SortRange

Sub InsertRow (SheetNdx as integer, RowToInsert as integer, Where as integer)
	Dim CellRangeAddress As New com.sun.star.table.CellRangeAddress
	Dim CellAddress As New com.sun.star.table.CellAddress

	CellRangeAddress.Sheet = SheetNdx
	CellRangeAddress.StartColumn = 0
	CellRangeAddress.StartRow = Where
	CellRangeAddress.EndColumn = max_columns
	CellRangeAddress.EndRow = Where
	CellAddress.Sheet = SheetNdx
	CellAddress.Column = 0
	CellAddress.Row = Where

	newTimesheet.Sheets(SheetNdx).insertCells(CellRangeAddress, com.sun.star.sheet.CellInsertMode.ROWS)
	CellRangeAddress.StartRow = RowToInsert
	CellRangeAddress.EndRow = RowToInsert
	newTimesheet.Sheets(SheetNdx).copyRange(CellAddress, CellRangeAddress)
End Sub 'InsertRow

Function Make_Doc() as boolean
	dim csvIn as string
	dim newFile as string
	dim TS_Sheet as object
	dim format_sav as integer 'the date format to be used for week_of

	Make_Doc = false

'Find the timesheet CSV file:
	dim FilePicker as object
	dim list(1) as string
	dim picked as boolean
	list(0) = "*.csv"
	list(1) = "*.*"
	FilePicker = CreateUnoService("com.sun.star.ui.dialogs.FilePicker")
	AddFiltersToDialog(list(), FilePicker)
	FilePicker.setTitle("Select your downloaded TIMESHEET..")
	FilePicker.SetDisplayDirectory(DirectoryNameoutofPath(ThisComponent.Location, "/")
	picked = FilePicker.execute()
	csvIn = FilePicker.Files(0)
	FilePicker.Dispose()
	if not picked then
		msgbox "Goodbye!"
		exit Function
	end if

'Copy us to a 'twin' of the CSV file (the new invoice):
	dim InvPicker as object
	InvPicker = CreateUnoService("com.sun.star.ui.dialogs.FilePicker")
	InvPicker.Initialize(Array(com.sun.star.ui.dialogs.TemplateDescription.FILESAVE_SIMPLE))
	AddFiltersToDialog(list(), InvPicker)
	with InvPicker
		.setTitle("Save your timesheet as..")
		.SetDisplayDirectory(DirectoryNameoutofPath(ThisComponent.Location, "/")
		.setDefaultName(GetFileNameWithoutExtension(csvIn,"/") &amp; ".ods")
	if (.execute() = 0) then
		.Dispose()
		msgbox "Goodbye!"
		exit function
	end if
	newFile = DirectoryNameoutofPath(.Files(0), "/") &amp; "/" &amp; GetFileNameWithoutExtension(GetFileNameWithoutExtension(.Files(0),"/"),"/") &amp; ".ods"
	end with
	FileCopy(ThisComponent.Location, newFile)

'Open the new timesheet file for editting:
	dim args(2) as New com.sun.star.beans.PropertyValue
	args(0).Name = "ReadOnly"
	args(0).Value = false
	args(1).Name = "MacroExecutionMode"
	args(1).Value = 0 'NEVER_EXECUTE
	args(2).Name = "AsTemplate"
	args(2).Value = FALSE
	newTimesheet = OpenDocument(newFile, args())
	TS_Sheet = newTimesheet.Sheets(timesheet)
    TS_Props.sheet = timesheet
	format_sav = TS_Sheet.getCellByPosition(0,0).NumberFormat
	TS_Props.version = TS_Sheet.getCellByPosition(0,0).String

'Import (link, actually) the CSV file into the 'temp' sheet:
	dim FilterName as string
	dim FilterOption as string
	FilterName = "Text - txt - csv (StarCalc)"
	FilterOption = "44,34,76,1," 'comma, double quotes, Unicode (UTF-8), start line 1, (no field formats)
	TS_Sheet.link(csvIn, "", FilterName, FilterOption, com.sun.star.sheet.SheetLinkMode.NORMAL)

'Verify the timesheet file:
	if TS_Sheet.getCellByPosition(0,0).String &lt;&gt; "timesheet" then
		msgbox "Unrecognized timesheet - says '" &amp; TS_Sheet.Rows(0).getCellByPosition(0,0).String &amp; "'"
		exit function
	end if
	TS_Props.lastname = TS_Sheet.getCellByPosition(3,0).String
	TS_Props.firstname = TS_Sheet.getCellByPosition(4,0).String
	if not (IsDate(TS_Sheet.getCellByPosition(5,0).String) and IsDate(TS_Sheet.getCellByPosition(6,0).String))  then
		msgbox "Invalid timesheet dates: '" &amp; TS_Sheet.getCellByPosition(5,0).String &amp; "'/'" &amp; _
			TS_Sheet.getCellByPosition(6,0).String &amp; "'"
		exit function
	end if
	TS_Props.from_date = CDate(TS_Sheet.getCellByPosition(5,0).String)
	TS_Props.to_date = CDate(TS_Sheet.getCellByPosition(6,0).String)
	if TS_Sheet.getCellByPosition(7,0).String &lt;&gt; TS_Props.version then
		msgbox "Your version (" &amp; TS_Props.version &amp; ") does not match the timesheet download (" &amp; _
			TS_Sheet.getCellByPosition(7,0).String &amp; ").  Ask the system admin for an upgrade."
		exit function
	end if

'verify input column headers are what we expect:
	dim Cell as object
with TS_Props
	.columns = 0 'start with the first column
	Cell = TS_Sheet.getCellByPosition(.columns, 1)
	do until Cell.Type = com.sun.star.table.CellContentType.EMPTY
		if Cell.String &lt;&gt; TS_headers(.columns) then
			msgbox "Header " &amp; .columns &amp; " is " &amp; Cell.String &amp; " but should be " &amp; TS_headers(.columns) &amp; _
					"; aborting"
			exit function
		end if
		.columns = .columns + 1
		Cell = TS_Sheet.getCellByPosition(.columns, 1)
	loop
end with

'Add the week_of field (starting Mon.) to each row of timesheet, locate projects, &amp; check name fields:
	dim ndx as integer
	dim newDate as date
	dim projectNdx as integer
	projectNdx = -1
	ndx = 1 'point past ID and headers (-1)
	do
		ndx = ndx + 1
		if TS_Sheet.getCellByPosition(0, ndx).Type = com.sun.star.table.CellContentType.EMPTY then
			msgbox "Premature input end-of-file; aborting"
			exit function
		end if
		if TS_Sheet.getCellByPosition(0, ndx).String = "project" then
			if TS_Sheet.getCellByPosition(1, ndx).String = "&lt;end&gt;" then
				if projectNdx = -1 then
					msgbox "Empty file; aborting"
					exit function
				end if
				projects(projectNdx,3) = ndx - 1
				exit do
			end if
			if projectNdx &gt; -1 then
				projects(projectNdx,3) = ndx - 1
			end if
			projectNdx = projectNdx + 1
			redim preserve projects(projectNdx,3)
			projects(projectNdx,0) = TS_Sheet.getCellByPosition(1, ndx).String 'name
			projects(projectNdx,1) = TS_Sheet.getCellByPosition(2, ndx).String 'description
			projects(projectNdx,2) = ndx + 1 '1st row
		else
			if (TS_Props.lastname &lt;&gt; TS_Sheet.getCellByPosition(TS_lastname, ndx).String) _
			or (TS_Props.firstname &lt;&gt; TS_Sheet.getCellByPosition(TS_firstname, ndx).String) then
				msgbox "Invalid name (" &amp; TS_Sheet.getCellByPosition(TS_lastname, ndx).String &amp; _
					", " &amp; TS_Sheet.getCellByPosition(TS_firstname, ndx).String &amp; ") found (" &amp; ndx &amp; ")"
				exit function
			end if
			newDate = CDate(TS_Sheet.getCellByPosition(TS_logdate, ndx).String)
			newDate = newDate - 1 'week starts on MON but WeekDay() assumes SUN so we compensate
			newDate = newDate - WeekDay(newDate) + 2
			TS_Sheet.getCellByPosition(TS_week_of, ndx).Value = newDate
			TS_Sheet.getCellByPosition(TS_week_of, ndx).NumberFormat = format_sav
		end if
NextRow: 'allows a "continue" construct
	loop
	TS_Props.columns = TS_Props.columns + 1 'add the new week_of column

	Make_Doc = true

End Function 'Make_Doc

</script:module>
</file>

<file path=Basic/Standard/modMain.xml><?xml version="1.0" encoding="utf-8"?>
<!DOCTYPE module  PUBLIC '-//OpenOffice.org//DTD OfficeDocument 1.0//EN'  'module.dtd'>
<script:module xmlns:script="http://openoffice.org/2000/script" script:name="modMain" script:language="StarBasic">REM  *****  BASIC  *****
'copyright 2010,2014,2015 C.D.Price

Sub Main
	libs = ThisComponent.BasicLibraries.getByName("Standard")
	if libs.hasByName("modApplication") then
		call Create_Timeshee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